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ula1" style:family="table" style:master-page-name="First_20_Page">
      <style:table-properties style:width="17cm" style:page-number="0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background-color="#ffcc99" fo:padding="0.097cm" fo:border="0.002cm solid #000000">
        <style:background-image/>
      </style:table-cell-properties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Table_20_Contents"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justify" style:justify-single-word="false" fo:background-color="transparent" style:writing-mode="lr-tb">
        <style:tab-stops/>
        <style:background-image/>
      </style:paragraph-properties>
      <style:text-properties fo:language="ca" fo:country="ES"/>
    </style:style>
    <style:style style:name="P4" style:family="paragraph" style:parent-style-name="Standard">
      <style:paragraph-properties fo:background-color="transparent">
        <style:background-image/>
      </style:paragraph-properties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language="ca" fo:country="ES"/>
    </style:style>
    <style:style style:name="P6" style:family="paragraph" style:parent-style-name="Standard">
      <style:paragraph-properties fo:text-align="justify" style:justify-single-word="false" fo:background-color="#e6e6ff" style:writing-mode="lr-tb">
        <style:tab-stops/>
        <style:background-image/>
      </style:paragraph-properties>
      <style:text-properties fo:language="ca" fo:country="ES"/>
    </style:style>
    <style:style style:name="P7" style:family="paragraph" style:parent-style-name="Standard">
      <style:paragraph-properties fo:text-align="justify" style:justify-single-word="false" fo:background-color="#e6e6ff" style:writing-mode="lr-tb">
        <style:tab-stops>
          <style:tab-stop style:position="1.235cm"/>
          <style:tab-stop style:position="3.775cm"/>
          <style:tab-stop style:position="6.262cm"/>
        </style:tab-stops>
        <style:background-image/>
      </style:paragraph-properties>
      <style:text-properties fo:language="ca" fo:country="ES"/>
    </style:style>
    <style:style style:name="P8" style:family="paragraph" style:parent-style-name="Standard">
      <style:paragraph-properties fo:text-align="justify" style:justify-single-word="false" fo:background-color="#e6e6ff" style:writing-mode="lr-tb">
        <style:tab-stops/>
        <style:background-image/>
      </style:paragraph-properties>
      <style:text-properties fo:language="ca" fo:country="ES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 fo:background-color="#e6e6ff" style:writing-mode="lr-tb">
        <style:tab-stops/>
        <style:background-image/>
      </style:paragraph-properties>
      <style:text-properties fo:color="#b80047" fo:language="ca" fo:country="ES"/>
    </style:style>
    <style:style style:name="P10" style:family="paragraph" style:parent-style-name="Standard">
      <style:paragraph-properties fo:text-align="justify" style:justify-single-word="false" fo:background-color="#e6e6ff" style:writing-mode="lr-tb">
        <style:tab-stops/>
        <style:background-image/>
      </style:paragraph-properties>
      <style:text-properties fo:color="#b80047" fo:language="ca" fo:country="ES"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 fo:background-color="#e6e6ff" style:writing-mode="lr-tb">
        <style:tab-stops/>
        <style:background-image/>
      </style:paragraph-properties>
      <style:text-properties fo:color="#b80047" fo:font-weight="normal" style:font-weight-asian="normal" style:font-weight-complex="normal"/>
    </style:style>
    <style:style style:name="P12" style:family="paragraph" style:parent-style-name="Standard">
      <style:paragraph-properties fo:text-align="justify" style:justify-single-word="false" fo:background-color="#e6e6ff" style:writing-mode="lr-tb">
        <style:tab-stops/>
        <style:background-image/>
      </style:paragraph-properties>
    </style:style>
    <style:style style:name="P13" style:family="paragraph" style:parent-style-name="Standard">
      <style:paragraph-properties fo:text-align="justify" style:justify-single-word="false" fo:background-color="#e6e6ff" style:writing-mode="lr-tb">
        <style:tab-stops/>
        <style:background-image/>
      </style:paragraph-properties>
      <style:text-properties style:use-window-font-color="true" fo:language="ca" fo:country="ES" fo:font-weight="bold" style:font-weight-asian="bold" style:font-weight-complex="bold"/>
    </style:style>
    <style:style style:name="P14" style:family="paragraph" style:parent-style-name="Standard">
      <style:paragraph-properties fo:text-align="justify" style:justify-single-word="false" fo:background-color="#e6e6ff" style:writing-mode="lr-tb">
        <style:tab-stops/>
        <style:background-image/>
      </style:paragraph-properties>
      <style:text-properties style:use-window-font-color="true" fo:language="ca" fo:country="ES"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 fo:background-color="#e6e6ff" style:writing-mode="lr-tb">
        <style:tab-stops/>
        <style:background-image/>
      </style:paragraph-properties>
      <style:text-properties fo:color="#008000" fo:language="ca" fo:country="ES"/>
    </style:style>
    <style:style style:name="P16" style:family="paragraph" style:parent-style-name="Standard">
      <style:paragraph-properties fo:text-align="justify" style:justify-single-word="false" fo:background-color="#e6e6ff" style:writing-mode="lr-tb">
        <style:tab-stops/>
        <style:background-image/>
      </style:paragraph-properties>
      <style:text-properties fo:color="#008000" fo:font-size="10pt" fo:language="ca" fo:country="ES" style:font-size-asian="10pt" style:font-size-complex="10pt"/>
    </style:style>
    <style:style style:name="P17" style:family="paragraph" style:parent-style-name="Standard">
      <style:paragraph-properties fo:text-align="justify" style:justify-single-word="false" fo:background-color="#e6e6ff" style:writing-mode="lr-tb">
        <style:tab-stops/>
        <style:background-image/>
      </style:paragraph-properties>
      <style:text-properties fo:color="#008080" fo:language="ca" fo:country="ES"/>
    </style:style>
    <style:style style:name="P18" style:family="paragraph" style:parent-style-name="Standard">
      <style:paragraph-properties fo:text-align="justify" style:justify-single-word="false" fo:background-color="#e6e6ff" style:writing-mode="lr-tb">
        <style:tab-stops/>
        <style:background-image/>
      </style:paragraph-properties>
      <style:text-properties fo:font-size="10pt" fo:language="ca" fo:country="ES" style:font-size-asian="10pt" style:font-size-complex="10pt"/>
    </style:style>
    <style:style style:name="P19" style:family="paragraph" style:parent-style-name="Standard">
      <style:paragraph-properties fo:text-align="justify" style:justify-single-word="false" fo:background-color="#e6e6ff" style:writing-mode="lr-tb">
        <style:tab-stops/>
        <style:background-image/>
      </style:paragraph-properties>
      <style:text-properties fo:color="#0000ff" fo:language="ca" fo:country="ES"/>
    </style:style>
    <style:style style:name="P20" style:family="paragraph" style:parent-style-name="Standard">
      <style:paragraph-properties fo:text-align="justify" style:justify-single-word="false" fo:background-color="#e6e6ff" fo:padding="0.074cm" fo:border-left="none" fo:border-right="none" fo:border-top="none" fo:border-bottom="0.002cm solid #000000" style:writing-mode="lr-tb" style:join-border="false">
        <style:tab-stops/>
        <style:background-image/>
      </style:paragraph-properties>
      <style:text-properties fo:language="ca" fo:country="ES"/>
    </style:style>
    <style:style style:name="P21" style:family="paragraph" style:parent-style-name="Standard">
      <style:paragraph-properties fo:background-color="#e6e6ff" fo:padding="0.074cm" fo:border-left="none" fo:border-right="none" fo:border-top="none" fo:border-bottom="0.002cm solid #000000" style:join-border="false">
        <style:background-image/>
      </style:paragraph-properties>
    </style:style>
    <style:style style:name="P22" style:family="paragraph" style:parent-style-name="Standard">
      <style:paragraph-properties fo:background-color="#e6e6ff">
        <style:background-image/>
      </style:paragraph-properties>
    </style:style>
    <style:style style:name="P23" style:family="paragraph" style:parent-style-name="Standard">
      <style:paragraph-properties fo:background-color="#e6e6ff">
        <style:background-image/>
      </style:paragraph-properties>
      <style:text-properties fo:color="#b80047"/>
    </style:style>
    <style:style style:name="P24" style:family="paragraph" style:parent-style-name="Standard">
      <style:paragraph-properties fo:background-color="#e6e6ff">
        <style:background-image/>
      </style:paragraph-properties>
      <style:text-properties fo:color="#b80047" fo:font-weight="normal" style:font-weight-asian="normal" style:font-weight-complex="normal"/>
    </style:style>
    <style:style style:name="P25" style:family="paragraph" style:parent-style-name="Standard">
      <style:paragraph-properties fo:background-color="#e6e6ff">
        <style:background-image/>
      </style:paragraph-properties>
      <style:text-properties fo:color="#b80047" fo:language="ca" fo:country="ES"/>
    </style:style>
    <style:style style:name="P26" style:family="paragraph" style:parent-style-name="Standard">
      <style:paragraph-properties fo:background-color="#e6e6ff">
        <style:background-image/>
      </style:paragraph-properties>
      <style:text-properties fo:color="#0000ff"/>
    </style:style>
    <style:style style:name="P27" style:family="paragraph" style:parent-style-name="Standard">
      <style:paragraph-properties fo:background-color="#e6e6ff">
        <style:background-image/>
      </style:paragraph-properties>
      <style:text-properties fo:font-weight="bold" style:font-weight-asian="bold" style:font-weight-complex="bold"/>
    </style:style>
    <style:style style:name="P28" style:family="paragraph" style:parent-style-name="Standard">
      <style:paragraph-properties fo:background-color="#e6e6ff">
        <style:background-image/>
      </style:paragraph-properties>
      <style:text-properties fo:language="ca" fo:country="ES"/>
    </style:style>
    <style:style style:name="P29" style:family="paragraph" style:parent-style-name="Standard">
      <style:paragraph-properties fo:background-color="#e6e6ff">
        <style:background-image/>
      </style:paragraph-properties>
      <style:text-properties fo:font-size="10pt" fo:language="ca" fo:country="ES" style:font-size-asian="10pt" style:font-size-complex="10pt"/>
    </style:style>
    <style:style style:name="P30" style:family="paragraph" style:parent-style-name="Text_20_body">
      <style:text-properties fo:language="ca" fo:country="ES"/>
    </style:style>
    <style:style style:name="P3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Standard">
      <style:text-properties fo:language="ca" fo:country="ES"/>
    </style:style>
    <style:style style:name="P36" style:family="paragraph" style:parent-style-name="Heading_20_4">
      <style:text-properties fo:language="ca" fo:country="ES"/>
    </style:style>
    <style:style style:name="P37" style:family="paragraph" style:parent-style-name="Table_20_Contents" style:list-style-name="L1">
      <style:text-properties fo:font-size="18pt" fo:font-weight="normal" style:font-size-asian="18pt" style:font-weight-asian="normal" style:font-size-complex="18pt" style:font-weight-complex="normal"/>
    </style:style>
    <style:style style:name="P38" style:family="paragraph" style:parent-style-name="Table_20_Contents" style:list-style-name="L1">
      <style:paragraph-properties fo:margin-left="1.251cm" fo:margin-right="0cm" fo:text-indent="0cm" style:auto-text-indent="false"/>
      <style:text-properties fo:font-size="18pt" fo:font-weight="normal" style:font-size-asian="18pt" style:font-weight-asian="normal" style:font-size-complex="18pt" style:font-weight-complex="normal"/>
    </style:style>
    <style:style style:name="P39" style:family="paragraph" style:parent-style-name="Heading_20_2">
      <style:paragraph-properties fo:background-color="#ffffcc">
        <style:background-image/>
      </style:paragraph-properties>
      <style:text-properties fo:background-color="#ffffcc"/>
    </style:style>
    <style:style style:name="P40" style:family="paragraph" style:parent-style-name="Heading_20_2">
      <style:paragraph-properties fo:break-before="page" fo:background-color="#ffffcc">
        <style:background-image/>
      </style:paragraph-properties>
      <style:text-properties fo:background-color="#ffffcc"/>
    </style:style>
    <style:style style:name="P41" style:family="paragraph" style:parent-style-name="Heading_20_1">
      <style:paragraph-properties fo:break-before="page" fo:background-color="#ffcc99">
        <style:background-image/>
      </style:paragraph-properties>
    </style:style>
    <style:style style:name="P42" style:family="paragraph" style:parent-style-name="Standard" style:list-style-name="L2"/>
    <style:style style:name="P43" style:family="paragraph" style:parent-style-name="Standard" style:list-style-name="L2">
      <style:text-properties fo:language="ca" fo:country="ES"/>
    </style:style>
    <style:style style:name="P44" style:family="paragraph" style:parent-style-name="Standard" style:list-style-name="L12">
      <style:text-properties fo:language="ca" fo:country="ES"/>
    </style:style>
    <style:style style:name="P45" style:family="paragraph" style:parent-style-name="Standard" style:list-style-name="L15">
      <style:text-properties fo:language="ca" fo:country="ES"/>
    </style:style>
    <style:style style:name="P46" style:family="paragraph" style:parent-style-name="Standard" style:list-style-name="L16">
      <style:text-properties fo:language="ca" fo:country="ES"/>
    </style:style>
    <style:style style:name="P47" style:family="paragraph" style:parent-style-name="Standard" style:list-style-name="L17"/>
    <style:style style:name="P48" style:family="paragraph" style:parent-style-name="Standard" style:list-style-name="L3">
      <style:paragraph-properties fo:text-align="justify" style:justify-single-word="false" fo:background-color="transparent" style:writing-mode="lr-tb">
        <style:tab-stops/>
        <style:background-image/>
      </style:paragraph-properties>
      <style:text-properties fo:language="ca" fo:country="ES"/>
    </style:style>
    <style:style style:name="P49" style:family="paragraph" style:parent-style-name="Standard" style:list-style-name="L4">
      <style:paragraph-properties fo:text-align="justify" style:justify-single-word="false" fo:background-color="transparent" style:writing-mode="lr-tb">
        <style:tab-stops/>
        <style:background-image/>
      </style:paragraph-properties>
      <style:text-properties fo:language="ca" fo:country="ES"/>
    </style:style>
    <style:style style:name="P50" style:family="paragraph" style:parent-style-name="Standard" style:list-style-name="L5">
      <style:paragraph-properties fo:text-align="justify" style:justify-single-word="false" fo:background-color="transparent" style:writing-mode="lr-tb">
        <style:tab-stops/>
        <style:background-image/>
      </style:paragraph-properties>
      <style:text-properties fo:language="ca" fo:country="ES"/>
    </style:style>
    <style:style style:name="P51" style:family="paragraph" style:parent-style-name="Standard" style:list-style-name="L6">
      <style:paragraph-properties fo:text-align="justify" style:justify-single-word="false" fo:background-color="transparent" style:writing-mode="lr-tb">
        <style:tab-stops/>
        <style:background-image/>
      </style:paragraph-properties>
      <style:text-properties fo:language="ca" fo:country="ES"/>
    </style:style>
    <style:style style:name="P52" style:family="paragraph" style:parent-style-name="Standard" style:list-style-name="L7">
      <style:paragraph-properties fo:text-align="justify" style:justify-single-word="false" fo:background-color="transparent" style:writing-mode="lr-tb">
        <style:tab-stops/>
        <style:background-image/>
      </style:paragraph-properties>
      <style:text-properties fo:language="ca" fo:country="ES"/>
    </style:style>
    <style:style style:name="P53" style:family="paragraph" style:parent-style-name="Standard" style:list-style-name="L8">
      <style:paragraph-properties fo:text-align="justify" style:justify-single-word="false" fo:background-color="transparent" style:writing-mode="lr-tb">
        <style:tab-stops/>
        <style:background-image/>
      </style:paragraph-properties>
      <style:text-properties fo:language="ca" fo:country="ES"/>
    </style:style>
    <style:style style:name="P54" style:family="paragraph" style:parent-style-name="Standard" style:list-style-name="L10">
      <style:paragraph-properties fo:text-align="justify" style:justify-single-word="false" fo:background-color="transparent" style:writing-mode="lr-tb">
        <style:tab-stops/>
        <style:background-image/>
      </style:paragraph-properties>
      <style:text-properties fo:language="ca" fo:country="ES"/>
    </style:style>
    <style:style style:name="P55" style:family="paragraph" style:parent-style-name="Standard" style:list-style-name="L11">
      <style:paragraph-properties fo:text-align="justify" style:justify-single-word="false" fo:background-color="transparent" style:writing-mode="lr-tb">
        <style:tab-stops/>
        <style:background-image/>
      </style:paragraph-properties>
      <style:text-properties fo:language="ca" fo:country="ES"/>
    </style:style>
    <style:style style:name="P56" style:family="paragraph" style:parent-style-name="Standard" style:list-style-name="L9">
      <style:paragraph-properties fo:text-align="justify" style:justify-single-word="false" fo:background-color="transparent" style:writing-mode="lr-tb">
        <style:tab-stops/>
        <style:background-image/>
      </style:paragraph-properties>
    </style:style>
    <style:style style:name="P57" style:family="paragraph" style:parent-style-name="Standard" style:list-style-name="L13">
      <style:paragraph-properties fo:background-color="transparent">
        <style:background-image/>
      </style:paragraph-properties>
    </style:style>
    <style:style style:name="P58" style:family="paragraph" style:parent-style-name="Standard" style:list-style-name="L14">
      <style:paragraph-properties fo:background-color="transparent">
        <style:background-image/>
      </style:paragraph-properties>
    </style:style>
    <style:style style:name="P59" style:family="paragraph" style:parent-style-name="Standard">
      <style:paragraph-properties fo:text-align="justify" style:justify-single-word="false" fo:background-color="#e6e6ff" style:writing-mode="lr-tb">
        <style:tab-stops/>
        <style:background-image/>
      </style:paragraph-properties>
      <style:text-properties fo:language="ca" fo:country="E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/>
    </style:style>
    <style:style style:name="T3" style:family="text">
      <style:text-properties fo:language="ca" fo:country="ES" fo:font-weight="bold" style:font-weight-asian="bold" style:font-weight-complex="bold"/>
    </style:style>
    <style:style style:name="T4" style:family="text">
      <style:text-properties fo:language="ca" fo:country="ES"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ff"/>
    </style:style>
    <style:style style:name="T7" style:family="text">
      <style:text-properties fo:color="#0000ff" fo:language="ca" fo:country="ES"/>
    </style:style>
    <style:style style:name="T8" style:family="text">
      <style:text-properties fo:color="#008000"/>
    </style:style>
    <style:style style:name="T9" style:family="text">
      <style:text-properties fo:color="#b80047"/>
    </style:style>
    <style:style style:name="T10" style:family="text">
      <style:text-properties fo:color="#b80047" fo:language="ca" fo:country="ES"/>
    </style:style>
    <style:style style:name="T1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row>
          <table:table-cell table:style-name="Taula1.A1" office:value-type="string">
            <text:p text:style-name="P2">ASIX M01</text:p>
            <text:p text:style-name="P2"/>
            <text:p text:style-name="P2">A05-14 Serveis de xarxa</text:p>
            <text:list xml:id="list1765599232" text:style-name="L1">
              <text:list-item>
                <text:p text:style-name="P38"><text:s/>Serveis http, ftp, tftp.</text:p>
              </text:list-item>
              <text:list-item>
                <text:p text:style-name="P38"><text:s/>Servei NFS</text:p>
              </text:list-item>
              <text:list-item>
                <text:p text:style-name="P38"><text:s/>Servei SAMBA</text:p>
              </text:list-item>
              <text:list-item>
                <text:p text:style-name="P38"><text:s/>Navegador gràfic per connectar a serveis: nautilus.</text:p>
              </text:list-item>
              <text:list-item>
                <text:p text:style-name="P38"><text:s/>Client de serveis: DHCP, DNS, LDAP</text:p>
                <text:p text:style-name="P37"/>
              </text:list-item>
            </text:list>
          </table:table-cell>
        </table:table-row>
      </table:table>
      <text:p text:style-name="Text_20_body"/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Contents_20_Heading">Índex de continguts</text:p>
          </text:index-title>
          <text:p text:style-name="P34">Serveis de xarxa<text:tab/>3</text:p>
          <text:p text:style-name="P33">Administració de serveis de xarxa<text:tab/>3</text:p>
          <text:p text:style-name="P32"><text:s/>Servei http<text:tab/>3</text:p>
          <text:p text:style-name="P32"><text:s/>Servei ftp<text:tab/>3</text:p>
          <text:p text:style-name="P32"><text:s/>Servei tftp<text:tab/>4</text:p>
          <text:p text:style-name="P33">Servei NFS<text:tab/>6</text:p>
          <text:p text:style-name="P32"><text:s/>Servei NFS<text:tab/>6</text:p>
          <text:p text:style-name="P31">Examinar el servei<text:tab/>6</text:p>
          <text:p text:style-name="P31">Exemples d'exportacions<text:tab/>7</text:p>
          <text:p text:style-name="P31">Client: examinar i muntar directoris exportats<text:tab/>10</text:p>
          <text:p text:style-name="P31">Muntatges manuals / automatitzats<text:tab/>11</text:p>
          <text:p text:style-name="P31">Informació tècnica de les connexions nfs<text:tab/>12</text:p>
          <text:p text:style-name="P33">Servei SAMBA<text:tab/>15</text:p>
          <text:p text:style-name="P32"><text:s/>Client SAMBA<text:tab/>15</text:p>
          <text:p text:style-name="P31">Software de samba<text:tab/>15</text:p>
          <text:p text:style-name="P31">Buscar clients SMB<text:tab/>16</text:p>
          <text:p text:style-name="P31">Connectar a recursos<text:tab/>18</text:p>
          <text:p text:style-name="P32"><text:s/>Servei SAMBA<text:tab/>20</text:p>
          <text:p text:style-name="P31">Instal·lar <text:s/>i configurar el servei<text:tab/>20</text:p>
          <text:p text:style-name="P31">Configuració del servei per defecte<text:tab/>22</text:p>
          <text:p text:style-name="P31">Crear recursos compartits de disc<text:tab/>25</text:p>
          <text:p text:style-name="P31">Crear comptes d'usuari <text:s/>samba<text:tab/>26</text:p>
          <text:p text:style-name="P31">Exemples de connexió client al servidor local<text:tab/>27</text:p>
          <text:p text:style-name="P31">Compartir impressores<text:tab/>28</text:p>
          <text:p text:style-name="P31">Identificar noms “windows” de host: winnames<text:tab/>28</text:p>
          <text:p text:style-name="P31">Verificar la configuració samba<text:tab/>28</text:p>
          <text:p text:style-name="P33">Nautilus: client de serveis de xarxa gràfic<text:tab/>31</text:p>
          <text:p text:style-name="P32"><text:s/>Nautilus<text:tab/>31</text:p>
          <text:p text:style-name="P33">Clients de serveis DNS, DHCP i LDAP<text:tab/>32</text:p>
          <text:p text:style-name="P32"><text:s/>Client DNS<text:tab/>32</text:p>
          <text:p text:style-name="P32"><text:s/>Client DHCP<text:tab/>32</text:p>
          <text:p text:style-name="P32"><text:s/>Client LDAP<text:tab/>33</text:p>
        </text:index-body>
      </text:table-of-content>
      <text:p text:style-name="Text_20_body"/>
      <text:p text:style-name="Text_20_body"><text:soft-page-break/></text:p>
      <text:section text:style-name="Sect1" text:name="Cos">
        <text:h text:style-name="P41" text:outline-level="1">Serveis de xarxa</text:h>
        <text:h text:style-name="P39" text:outline-level="2">Administració de serveis de xarxa</text:h>
        <text:h text:style-name="Heading_20_3" text:outline-level="3"><text:s/>Servei http</text:h>
        <text:list xml:id="list701737081" text:style-name="L2">
          <text:list-item>
            <text:p text:style-name="P42">Instal·lar i configurar el servei.</text:p>
          </text:list-item>
          <text:list-item>
            <text:p text:style-name="P42">Examinar els components: paquets, fitxers, documentació i directoris.</text:p>
          </text:list-item>
          <text:list-item>
            <text:p text:style-name="P42">Monitoritzar el servei.</text:p>
          </text:list-item>
          <text:list-item>
            <text:p text:style-name="P42">Utilització client del servei.</text:p>
            <text:p text:style-name="P43"/>
          </text:list-item>
        </text:list>
        <text:p text:style-name="P6"/>
        <text:p text:style-name="P9">------------------------------------------------------------------------------</text:p>
        <text:p text:style-name="P9">Servei http</text:p>
        <text:p text:style-name="P9">------------------------------------------------------------------------------</text:p>
        <text:p text:style-name="P6">01) Instal·lar el servei de pàgines web http:</text:p>
        <text:p text:style-name="P6"><text:s text:c="4"/>a) Instal·lar el servei.</text:p>
        <text:p text:style-name="P6"><text:s text:c="4"/>b) Omplir amb contingut el servei (populate).</text:p>
        <text:p text:style-name="P6"><text:s text:c="4"/>c) Comprovar-ne el funcionament: local, remot</text:p>
        <text:p text:style-name="P6"/>
        <text:p text:style-name="P6">02) Identificar els components i la configuració del servei:</text:p>
        <text:p text:style-name="P6"><text:s text:c="4"/>a) Paquet, info del paquet i components del paquet.</text:p>
        <text:p text:style-name="P6"><text:s text:c="4"/>b) Fitxer executable, fitxers de configuració, documentació i </text:p>
        <text:p text:style-name="P6"><text:s text:c="7"/>directoris significatius.</text:p>
        <text:p text:style-name="P6"><text:s text:c="4"/>c) Fitxers de: pid, lock.</text:p>
        <text:p text:style-name="P6"><text:s text:c="4"/>d) fitxers i configuració de log.</text:p>
        <text:p text:style-name="P6"><text:s text:c="4"/>e) Configuració del servei: service, chkconfig.</text:p>
        <text:p text:style-name="P6"/>
        <text:p text:style-name="P6">03) Monitorització del servei i tràfic de xarxa:</text:p>
        <text:p text:style-name="P6"><text:s text:c="4"/>a) Identificar el port del servei.</text:p>
        <text:p text:style-name="P6"><text:s text:c="4"/>b) Anàlisi dels ports oberts.</text:p>
        <text:p text:style-name="P6"><text:s text:c="4"/>c) Monitoritzar tràfic http amb una eina de xarxa:</text:p>
        <text:p text:style-name="P6"><text:s text:c="8"/>wireshsrk, iptraf, ss, netstat</text:p>
        <text:p text:style-name="P6"><text:s text:c="4"/></text:p>
        <text:p text:style-name="P6">04) Navegar pels continguts http:</text:p>
        <text:p text:style-name="P6"><text:s text:c="4"/>a) Usar elinks per observar contingut http en mode text.</text:p>
        <text:p text:style-name="P6"><text:s text:c="4"/>b) Usar wget per descarregar contingut web.</text:p>
        <text:p text:style-name="P6"/>
        <text:p text:style-name="P3"/>
        <text:h text:style-name="Heading_20_3" text:outline-level="3"><text:s/>Servei ftp</text:h>
        <text:list xml:id="list1183043219" text:continue-numbering="true" text:style-name="L2">
          <text:list-item>
            <text:p text:style-name="P42">Instal·lar i configurar el servei.</text:p>
          </text:list-item>
          <text:list-item>
            <text:p text:style-name="P42">Examinar els components: paquets, fitxers, documentació i directoris.</text:p>
          </text:list-item>
          <text:list-item>
            <text:p text:style-name="P42">Monitoritzar el servei.</text:p>
          </text:list-item>
          <text:list-item>
            <text:p text:style-name="P42">Utilització client del servei.</text:p>
            <text:p text:style-name="P42"/>
            <text:p text:style-name="P43"><text:soft-page-break/></text:p>
          </text:list-item>
        </text:list>
        <text:p text:style-name="P6"/>
        <text:p text:style-name="P9">------------------------------------------------------------------------------</text:p>
        <text:p text:style-name="P9">Servei ftp</text:p>
        <text:p text:style-name="P9">------------------------------------------------------------------------------</text:p>
        <text:p text:style-name="P6">05) Instal·lar el servei very secure ftp daemon:</text:p>
        <text:p text:style-name="P6"><text:s text:c="4"/>a) Instal·lar el servei.</text:p>
        <text:p text:style-name="P6"><text:s text:c="4"/>b) Omplir amb contingut el servei (populate).</text:p>
        <text:p text:style-name="P6"><text:s text:c="4"/>c) Comprovar-ne el funcionament: local, remot</text:p>
        <text:p text:style-name="P6"/>
        <text:p text:style-name="P6">06) Identificar els components i la configuració del servei:</text:p>
        <text:p text:style-name="P6"><text:s text:c="4"/>a) Paquet, info del paquet i components del paquet.</text:p>
        <text:p text:style-name="P6"><text:s text:c="4"/>b) Fitxer executable, fitxers de configuració, documentació i </text:p>
        <text:p text:style-name="P6"><text:s text:c="7"/>directoris significatius.</text:p>
        <text:p text:style-name="P6"><text:s text:c="4"/>c) Fitxers de: pid, lock.</text:p>
        <text:p text:style-name="P6"><text:s text:c="4"/>d) fitxers i configuració de log.</text:p>
        <text:p text:style-name="P6"><text:s text:c="4"/>e) Configuració del servei: service, chkconfig.</text:p>
        <text:p text:style-name="P6"/>
        <text:p text:style-name="P6">07) Monitorització del servei i tràfic de xarxa:</text:p>
        <text:p text:style-name="P6"><text:s text:c="4"/>a) Identificar el port del servei.</text:p>
        <text:p text:style-name="P6"><text:s text:c="4"/>b) Anàlisi dels ports oberts.</text:p>
        <text:p text:style-name="P6"><text:s text:c="4"/>c) Monitoritzar tràfic ftp amb una eina de xarxa:</text:p>
        <text:p text:style-name="P6"><text:s text:c="8"/>wireshsrk, iptraf, ss, netstat</text:p>
        <text:p text:style-name="P6"><text:s text:c="4"/></text:p>
        <text:p text:style-name="P6">08) Navegar pels continguts ftp:</text:p>
        <text:p text:style-name="P6"><text:s text:c="4"/>a) User el client ftp per:</text:p>
        <text:p text:style-name="P6"><text:s text:c="8"/>* descarregar un fitxer, un conjunts de fitxers.</text:p>
        <text:p text:style-name="P6"><text:s text:c="8"/>* descarregar un fitxer desant-lo en una ubicació diferent i </text:p>
        <text:p text:style-name="P6"><text:s text:c="10"/>amb un nom diferent.</text:p>
        <text:p text:style-name="P6"><text:s text:c="8"/>* descarregar un conjunt de fitxers a una ubicació destí concreta.</text:p>
        <text:p text:style-name="P6"><text:s text:c="4"/>b) Usar wget per descarregar contingut ftp.</text:p>
        <text:p text:style-name="P6"/>
        <text:p text:style-name="P3"/>
        <text:h text:style-name="Heading_20_3" text:outline-level="3"><text:s/>Servei tftp</text:h>
        <text:list xml:id="list846815202" text:continue-numbering="true" text:style-name="L2">
          <text:list-item>
            <text:p text:style-name="P42">Instal·lar i configurar el servei.</text:p>
          </text:list-item>
          <text:list-item>
            <text:p text:style-name="P42">Examinar els components: paquets, fitxers, documentació i directoris.</text:p>
          </text:list-item>
          <text:list-item>
            <text:p text:style-name="P42">Monitoritzar el servei.</text:p>
          </text:list-item>
          <text:list-item>
            <text:p text:style-name="P42">Utilització client del servei.</text:p>
            <text:p text:style-name="P43"/>
          </text:list-item>
        </text:list>
        <text:p text:style-name="P6"/>
        <text:p text:style-name="P9">------------------------------------------------------------------------------</text:p>
        <text:p text:style-name="P9">Servei tftp</text:p>
        <text:p text:style-name="P9">------------------------------------------------------------------------------</text:p>
        <text:p text:style-name="P6">09) Instal·lar el servei tftp:</text:p>
        <text:p text:style-name="P6"><text:s text:c="4"/>a) Instal·lar el servei.</text:p>
        <text:p text:style-name="P6"><text:s text:c="4"/>b) Omplir amb contingut el servei (populate).</text:p>
        <text:p text:style-name="P6"><text:soft-page-break/><text:s text:c="4"/>c) Comprovar-ne el funcionament: local, remot</text:p>
        <text:p text:style-name="P6"/>
        <text:p text:style-name="P6">10) Identificar els components i la configuració del servei:</text:p>
        <text:p text:style-name="P6"><text:s text:c="4"/>a) Paquet, info del paquet i components del paquet.</text:p>
        <text:p text:style-name="P6"><text:s text:c="4"/>b) Fitxer executable, fitxers de configuració, documentació i </text:p>
        <text:p text:style-name="P6"><text:s text:c="7"/>directoris significatius.</text:p>
        <text:p text:style-name="P6"><text:s text:c="4"/>c) Fitxers de: pid, lock.</text:p>
        <text:p text:style-name="P6"><text:s text:c="4"/>d) fitxers i configuració de log.</text:p>
        <text:p text:style-name="P6"><text:s text:c="4"/>e) Configuració del servei: service, chkconfig.</text:p>
        <text:p text:style-name="P6"/>
        <text:p text:style-name="P6">11) Monitorització del servei i tràfic de xarxa:</text:p>
        <text:p text:style-name="P6"><text:s text:c="4"/>a) Identificar el port del servei.</text:p>
        <text:p text:style-name="P6"><text:s text:c="4"/>b) Anàlisi dels ports oberts.</text:p>
        <text:p text:style-name="P6"><text:s text:c="4"/>c) Monitoritzar tràfic ftp amb una eina de xarxa:</text:p>
        <text:p text:style-name="P6"><text:s text:c="8"/>wireshsrk, iptraf, ss, netstat</text:p>
        <text:p text:style-name="P6"><text:s text:c="4"/></text:p>
        <text:p text:style-name="P6">12) Navegar pels continguts tftp:</text:p>
        <text:p text:style-name="P6"><text:s text:c="4"/>a) User el client tftp per:</text:p>
        <text:p text:style-name="P6"><text:s text:c="8"/>* descarregar un fitxer</text:p>
        <text:p text:style-name="P6"><text:s text:c="8"/>* pujar un fitxer al servidor.</text:p>
        <text:p text:style-name="P6"><text:s text:c="4"/>b) Usar wget per descarregar contingut tftp.</text:p>
        <text:p text:style-name="P6"/>
        <text:p text:style-name="P3"/>
        <text:p text:style-name="P3"/>
        <text:p text:style-name="P3"/>
        <text:h text:style-name="P40" text:outline-level="2">Servei NFS</text:h>
        <text:h text:style-name="Heading_20_3" text:outline-level="3"><text:s/>Servei NFS</text:h>
        <text:list xml:id="list750682153" text:continue-numbering="true" text:style-name="L2">
          <text:list-item>
            <text:p text:style-name="P42">Instal·lar i configurar el servei.</text:p>
          </text:list-item>
          <text:list-item>
            <text:p text:style-name="P42">Examinar els components: paquets, fitxers, documentació i directoris.</text:p>
          </text:list-item>
          <text:list-item>
            <text:p text:style-name="P42">Monitoritzar el servei.</text:p>
          </text:list-item>
          <text:list-item>
            <text:p text:style-name="P42">Exemples de configuracions d'exportació diferents. </text:p>
            <text:p text:style-name="P43"/>
          </text:list-item>
        </text:list>
        <text:p text:style-name="P6"/>
        <text:p text:style-name="P9">------------------------------------------------------------------------------</text:p>
        <text:p text:style-name="P9">Servei NFS</text:p>
        <text:p text:style-name="P9">------------------------------------------------------------------------------</text:p>
        <text:p text:style-name="P6">13) Instal·lar el servei NFS:</text:p>
        <text:p text:style-name="P6"><text:s text:c="4"/>a) Instal·lar el servei.</text:p>
        <text:p text:style-name="P6"><text:s text:c="4"/>b) Omplir amb contingut el servei (populate).</text:p>
        <text:p text:style-name="P6"><text:s text:c="4"/>c) Comprovar-ne el funcionament: local, remot</text:p>
        <text:p text:style-name="P6"/>
        <text:p text:style-name="P6">14) Identificar els components i la configuració del servei:</text:p>
        <text:p text:style-name="P6"><text:s text:c="4"/>a) Paquet, info del paquet i components del paquet.</text:p>
        <text:p text:style-name="P6"><text:s text:c="4"/>b) Fitxer executable, fitxers de configuració, documentació i </text:p>
        <text:p text:style-name="P6"><text:s text:c="7"/>directoris significatius.</text:p>
        <text:p text:style-name="P6"><text:s text:c="4"/>c) Fitxers de: pid, lock.</text:p>
        <text:p text:style-name="P6"><text:s text:c="4"/>d) fitxers i configuració de log.</text:p>
        <text:p text:style-name="P6"><text:s text:c="4"/>e) Configuració del servei: service, chkconfig.</text:p>
        <text:p text:style-name="P6"/>
        <text:p text:style-name="P6">15) Monitorització del servei i tràfic de xarxa:</text:p>
        <text:p text:style-name="P6"><text:s text:c="4"/>a) Identificar el port del servei.</text:p>
        <text:p text:style-name="P6"><text:s text:c="4"/>b) Anàlisi dels ports oberts.</text:p>
        <text:p text:style-name="P6"><text:s text:c="4"/>c) Monitoritzar tràfic NFS amb una eina de xarxa:</text:p>
        <text:p text:style-name="P6"><text:s text:c="8"/>wireshsrk, iptraf, ss, netstat</text:p>
        <text:p text:style-name="P6"/>
        <text:p text:style-name="P6">16) Exemples d'exportacions:</text:p>
        <text:p text:style-name="P6"><text:s text:c="4"/>Exportar /tmp/m01/public a tota la xarxa d'informàtica.</text:p>
        <text:p text:style-name="P6"><text:s text:c="4"/>Exportar /tmp/m01/readonly a tot el món però només de lectura.</text:p>
        <text:p text:style-name="P6"><text:s text:c="4"/>Exportar /tmp/m01/neighbor només al pc veí en mode read/write.</text:p>
        <text:p text:style-name="P6"><text:s text:c="4"/>Exportar /tmp/m01/friends només als pcs de la meteixa fila.</text:p>
        <text:p text:style-name="P6"/>
        <text:p text:style-name="P3"/>
        <text:h text:style-name="Heading_20_4" text:outline-level="4">Examinar el servei</text:h>
        <text:p text:style-name="P6"/>
        <text:p text:style-name="P9"># Examinar el servei</text:p>
        <text:p text:style-name="P6"><text:span text:style-name="T1"># service nfs status</text:span> </text:p>
        <text:p text:style-name="P6">rpc.svcgssd està aturat </text:p>
        <text:p text:style-name="P6">rpc.mountd està aturat </text:p>
        <text:p text:style-name="P6">nfsd està aturat </text:p>
        <text:p text:style-name="P6"><text:soft-page-break/>rpc.rquotad està aturat </text:p>
        <text:p text:style-name="P6"/>
        <text:p text:style-name="P9"># Els paquets i els seus fitxers</text:p>
        <text:p text:style-name="P6"><text:span text:style-name="T1"># rpm -qa | grep nfs</text:span> </text:p>
        <text:p text:style-name="P6">nfs-utils-lib-1.1.5-1.fc13.i686 </text:p>
        <text:p text:style-name="P6">nfs-utils-1.2.2-2.fc13.i686 </text:p>
        <text:p text:style-name="P6"/>
        <text:p text:style-name="P9"># Els executables</text:p>
        <text:p text:style-name="P6"><text:span text:style-name="T1"># rpm -ql nfs-utils | grep bin</text:span> </text:p>
        <text:p text:style-name="P6">/sbin/mount.nfs </text:p>
        <text:p text:style-name="P6">/sbin/mount.nfs4 </text:p>
        <text:p text:style-name="P6">/sbin/rpc.statd </text:p>
        <text:p text:style-name="P6">/sbin/umount.nfs </text:p>
        <text:p text:style-name="P6">/sbin/umount.nfs4 </text:p>
        <text:p text:style-name="P6">/usr/sbin/exportfs </text:p>
        <text:p text:style-name="P6">/usr/sbin/gss_clnt_send_err </text:p>
        <text:p text:style-name="P6">/usr/sbin/gss_destroy_creds </text:p>
        <text:p text:style-name="P6">/usr/sbin/mountstats </text:p>
        <text:p text:style-name="P6">/usr/sbin/nfsiostat </text:p>
        <text:p text:style-name="P6">/usr/sbin/nfsstat </text:p>
        <text:p text:style-name="P6">/usr/sbin/rpc.gssd </text:p>
        <text:p text:style-name="P6">/usr/sbin/rpc.idmapd </text:p>
        <text:p text:style-name="P6">/usr/sbin/rpc.mountd </text:p>
        <text:p text:style-name="P6">/usr/sbin/rpc.nfsd </text:p>
        <text:p text:style-name="P6">/usr/sbin/rpc.svcgssd </text:p>
        <text:p text:style-name="P6">/usr/sbin/rpcdebug </text:p>
        <text:p text:style-name="P6">/usr/sbin/showmount </text:p>
        <text:p text:style-name="P6">/usr/sbin/sm-notify </text:p>
        <text:p text:style-name="P6">/usr/sbin/start-statd </text:p>
        <text:p text:style-name="P6"/>
        <text:p text:style-name="P9"># L'executable i el man per definir exportacions</text:p>
        <text:p text:style-name="P6"><text:span text:style-name="T1"># rpm -ql nfs-utils | grep exportfs</text:span> </text:p>
        <text:p text:style-name="P6">/usr/sbin/exportfs </text:p>
        <text:p text:style-name="P6">/usr/share/man/man8/exportfs.8.gz </text:p>
        <text:p text:style-name="P6"/>
        <text:p text:style-name="P9"># Observar el format del fitxer de configuració de les exportacions</text:p>
        <text:p text:style-name="P8"># man 5 exports</text:p>
        <text:p text:style-name="P6"/>
        <text:p text:style-name="P3"/>
        <text:h text:style-name="Heading_20_4" text:outline-level="4">Exemples d'exportacions</text:h>
        <text:list xml:id="list1793311821" text:style-name="L3">
          <text:list-item>
            <text:p text:style-name="P48">Exemples extrets del man.</text:p>
          </text:list-item>
          <text:list-item>
            <text:p text:style-name="P48">Exemples per fer a classe.</text:p>
          </text:list-item>
        </text:list>
        <text:p text:style-name="P3"/>
        <text:p text:style-name="P6"/>
        <text:p text:style-name="P9"># Exemples extrets del man exportfs</text:p>
        <text:p text:style-name="P6"><text:tab/>The <text:s text:c="2"/>following <text:s text:c="2"/>adds <text:s text:c="2"/>all <text:s text:c="2"/>directories <text:s text:c="2"/>listed <text:s/>in <text:s/>/etc/exports <text:s/>to /var/lib/nfs/etab </text:p>
        <text:p text:style-name="P6"><text:tab/>and pushes the resulting export entries into <text:s/>the <text:s/>ker- nel: </text:p>
        <text:p text:style-name="P6"><text:soft-page-break/><text:s/><text:tab/># exportfs -a </text:p>
        <text:p text:style-name="P6"/>
        <text:p text:style-name="P6"><text:tab/>To <text:s/>export <text:s/>the <text:s/>/usr/tmp directory to host django, allowing asynchronous writes, one </text:p>
        <text:p text:style-name="P6"><text:tab/>would do this: </text:p>
        <text:p text:style-name="P6"><text:tab/># exportfs -o async django:/usr/tmp </text:p>
        <text:p text:style-name="P6"/>
        <text:p text:style-name="P6"><text:tab/>To unexport the /usr/tmp directory: </text:p>
        <text:p text:style-name="P6"><text:tab/># exportfs -u django:/usr/tmp </text:p>
        <text:p text:style-name="P6"/>
        <text:p text:style-name="P6"><text:tab/>To unexport all the directories listed in /etc/exports: </text:p>
        <text:p text:style-name="P6"><text:tab/># exportfs -au </text:p>
        <text:p text:style-name="P6"/>
        <text:p text:style-name="P9"># Exemple extret del man 5 exports</text:p>
        <text:p text:style-name="P6"><text:s text:c="6"/># sample /etc/exports file </text:p>
        <text:p text:style-name="P6"><text:s text:c="7"/>/ <text:s text:c="14"/>master(rw) trusty(rw,no_root_squash) </text:p>
        <text:p text:style-name="P6"><text:s text:c="7"/>/projects <text:s text:c="6"/>proj*.local.domain(rw) </text:p>
        <text:p text:style-name="P6"><text:s text:c="7"/>/usr <text:s text:c="11"/>*.local.domain(ro) @trusted(rw) </text:p>
        <text:p text:style-name="P6"><text:s text:c="7"/>/home/joe <text:s text:c="6"/>pc001(rw,all_squash,anonuid=150,anongid=100) </text:p>
        <text:p text:style-name="P6"><text:s text:c="7"/>/pub <text:s text:c="11"/>*(ro,insecure,all_squash) </text:p>
        <text:p text:style-name="P6"><text:s text:c="7"/>/srv/www <text:s text:c="7"/>-sync,rw server @trusted @external(ro) </text:p>
        <text:p text:style-name="P6"/>
        <text:p text:style-name="P6"><text:s text:c="7"/>The <text:s/>first <text:s/>line <text:s/>exports <text:s/>the <text:s/>entire <text:s/>filesystem to machines master and </text:p>
        <text:p text:style-name="P6"><text:s text:c="7"/>trusty. <text:s/>In addition to write access, all uid squashing is turned off for </text:p>
        <text:p text:style-name="P6"><text:s text:c="7"/>host <text:s/>trusty. The second and third entry show examples for wildcard host- </text:p>
        <text:p text:style-name="P6"><text:s text:c="7"/>names and netgroups (this is the entry ‘@trusted’). The fourth line shows </text:p>
        <text:p text:style-name="P6"><text:s text:c="7"/>the <text:s/>entry for the PC/NFS client discussed above. Line 5 exports the pub- </text:p>
        <text:p text:style-name="P6"><text:s text:c="7"/>lic FTP directory to every host in <text:s/>the <text:s/>world, <text:s/>executing <text:s/>all <text:s/>requests </text:p>
        <text:p text:style-name="P6"><text:s text:c="7"/>under <text:s/>the <text:s/>nobody account. The insecure option in this entry also allows </text:p>
        <text:p text:style-name="P6"><text:s text:c="7"/>clients with NFS implementations that don’t use a reserved port for <text:s/>NFS. </text:p>
        <text:p text:style-name="P6"><text:s text:c="7"/>The <text:s/>sixth line exports a directory read-write to the machine ’server’ as </text:p>
        <text:p text:style-name="P6"><text:s text:c="7"/>well as the ‘@trusted’ netgroup, and read-only to <text:s/>netgroup <text:s/>‘@external’, </text:p>
        <text:p text:style-name="P6"><text:s text:c="7"/>all three mounts with the ‘sync’ option enabled. </text:p>
        <text:p text:style-name="P6"/>
        <text:p text:style-name="P3"/>
        <text:p text:style-name="P3"/>
        <text:p text:style-name="P6"/>
        <text:p text:style-name="P9"># Comprovar funcionament servei</text:p>
        <text:p text:style-name="P6"><text:span text:style-name="T1"># service nfs restart</text:span> </text:p>
        <text:p text:style-name="P6">S'està aturant l'NFS mountd: <text:s text:c="30"/>[ FET <text:s/>] </text:p>
        <text:p text:style-name="P6">S'està aturant el dimoni NFS: <text:s text:c="29"/>[ FET <text:s/>] </text:p>
        <text:p text:style-name="P6">S'estan aturant les quotes NFS: <text:s text:c="27"/>[ FET <text:s/>] </text:p>
        <text:p text:style-name="P6">S'estan aturant els serveis NFS: <text:s text:c="26"/>[ FET <text:s/>] </text:p>
        <text:p text:style-name="P6">S'està aturant RPC svcgssd: <text:s text:c="31"/>[ FET <text:s/>] </text:p>
        <text:p text:style-name="P6">S'està iniciant RPC svcgssd: <text:s text:c="30"/>[ FET <text:s/>] </text:p>
        <text:p text:style-name="P6">S'estan iniciant els serveis NFS: <text:s text:c="25"/>[ FET <text:s/>] </text:p>
        <text:p text:style-name="P6">S'estan iniciant les quotes NFS: <text:s text:c="26"/>[ FET <text:s/>] </text:p>
        <text:p text:style-name="P6">S'està iniciant el dimoni NFS: <text:s text:c="28"/>[ FET <text:s/>] </text:p>
        <text:p text:style-name="P6">S'està iniciant NFS mountd: <text:s text:c="3"/></text:p>
        <text:p text:style-name="P6"><text:soft-page-break/></text:p>
        <text:p text:style-name="P9"># Exportar directoris a la classe</text:p>
        <text:p text:style-name="P8"># cat /etc/exports</text:p>
        <text:p text:style-name="P6"># Definicio d'exportacions a l'aula </text:p>
        <text:p text:style-name="P6">/tmp *(rw) </text:p>
        <text:p text:style-name="P6">/etc 192.168.0.*(ro) <text:tab/># incorrecte</text:p>
        <text:p text:style-name="P6">/boot/grub -ro pc01 pc02 pc03 pc04 </text:p>
        <text:p text:style-name="P6">/usr/share/doc -ro *.informatica.escoladeltreball.org </text:p>
        <text:p text:style-name="P6"/>
        <text:p text:style-name="P9"># Exportar els directoris</text:p>
        <text:p text:style-name="P6"># exportfs -a </text:p>
        <text:p text:style-name="P6"/>
        <text:p text:style-name="P9"># Mostrar una mica de info en exportar</text:p>
        <text:p text:style-name="P6"><text:span text:style-name="T1"># exportfs -av</text:span> </text:p>
        <text:p text:style-name="P6">exporting pc01.informatica.escoladeltreball.org:/boot/grub </text:p>
        <text:p text:style-name="P6">exporting pc02.informatica.escoladeltreball.org:/boot/grub </text:p>
        <text:p text:style-name="P6">exporting pc03.informatica.escoladeltreball.org:/boot/grub </text:p>
        <text:p text:style-name="P6">exporting pc04.informatica.escoladeltreball.org:/boot/grub </text:p>
        <text:p text:style-name="P6">exporting *.informatica.escoladeltreball.org:/usr/share/doc </text:p>
        <text:p text:style-name="P6">exporting 192.168.0.*:/etc <text:tab/># incorrecte</text:p>
        <text:p text:style-name="P6">exporting *:/tmp </text:p>
        <text:p text:style-name="P6"/>
        <text:p text:style-name="P9"># Llistar què està exportant el host</text:p>
        <text:p text:style-name="P6"><text:span text:style-name="T1"># exportfs</text:span> </text:p>
        <text:p text:style-name="P6">/boot/grub <text:s text:c="3"/><text:tab/>pc01.informatica.escoladeltreball.org </text:p>
        <text:p text:style-name="P6">/boot/grub <text:s text:c="3"/><text:tab/>pc02.informatica.escoladeltreball.org </text:p>
        <text:p text:style-name="P6">/boot/grub <text:s text:c="3"/><text:tab/>pc03.informatica.escoladeltreball.org </text:p>
        <text:p text:style-name="P6">/boot/grub <text:s text:c="3"/><text:tab/>pc04.informatica.escoladeltreball.org </text:p>
        <text:p text:style-name="P6">/etc <text:s text:c="9"/><text:tab/>192.168.0.* <text:tab/># incorrecte</text:p>
        <text:p text:style-name="P6">/usr/share/doc<text:tab/>*.informatica.escoladeltreball.org </text:p>
        <text:p text:style-name="P6">/tmp <text:s text:c="9"/><text:tab/>&lt;world&gt; </text:p>
        <text:p text:style-name="P6"/>
        <text:p text:style-name="P9"># Idem llistat mostrant les opcions d'exportació (verbose)</text:p>
        <text:p text:style-name="P6"><text:span text:style-name="T1"># exportfs -v</text:span> </text:p>
        <text:p text:style-name="P6">/boot/grub <text:s text:c="3"/><text:tab/>pc01.informatica.escoladeltreball.org(ro,wdelay,root_squash,no_subtree_check) </text:p>
        <text:p text:style-name="P6">/boot/grub <text:s text:c="3"/><text:tab/>pc02.informatica.escoladeltreball.org(ro,wdelay,root_squash,no_subtree_check) </text:p>
        <text:p text:style-name="P6">/boot/grub <text:s text:c="3"/><text:tab/>pc03.informatica.escoladeltreball.org(ro,wdelay,root_squash,no_subtree_check) </text:p>
        <text:p text:style-name="P6">/boot/grub <text:s text:c="3"/><text:tab/>pc04.informatica.escoladeltreball.org(ro,wdelay,root_squash,no_subtree_check) </text:p>
        <text:p text:style-name="P6">/etc <text:s text:c="9"/><text:tab/>192.168.0.*(ro,wdelay,root_squash,no_subtree_check) # incorrecte</text:p>
        <text:p text:style-name="P6">/usr/share/doc<text:tab/>*.informatica.escoladeltreball.org(ro,wdelay,root_squash,no_subtree_check) </text:p>
        <text:p text:style-name="P6">/tmp <text:s text:c="9"/><text:tab/>&lt;world&gt;(rw,wdelay,root_squash,no_subtree_check) </text:p>
        <text:p text:style-name="P6"/>
        <text:p text:style-name="P3"/>
        <text:p text:style-name="P3"/>
        <text:p text:style-name="P9"/>
        <text:p text:style-name="P9"># Deixar d'exportar el directori grub per al pc04</text:p>
        <text:p text:style-name="P13"># exportfs -u pc04:/boot/grub</text:p>
        <text:p text:style-name="P14"/>
        <text:p text:style-name="P14"><text:soft-page-break/># Comprovar-ho</text:p>
        <text:p text:style-name="P13"># exportfs<text:span text:style-name="T5"> </text:span></text:p>
        <text:p text:style-name="P14">/boot/grub <text:s text:c="3"/><text:tab/>pc01.informatica.escoladeltreball.org </text:p>
        <text:p text:style-name="P14">/boot/grub <text:s text:c="3"/><text:tab/>pc02.informatica.escoladeltreball.org </text:p>
        <text:p text:style-name="P14">/boot/grub <text:s text:c="3"/><text:tab/>pc03.informatica.escoladeltreball.org </text:p>
        <text:p text:style-name="P14">/usr/share/doc<text:tab/>*.informatica.escoladeltreball.org </text:p>
        <text:p text:style-name="P14">/etc <text:s text:c="9"/><text:tab/>192.168.0.* <text:tab/># incorrecte</text:p>
        <text:p text:style-name="P14">/tmp <text:s text:c="9"/><text:tab/>&lt;world&gt; </text:p>
        <text:p text:style-name="P14"/>
        <text:p text:style-name="P9"># Si es modifica la configuració d'exportació del fitxer /etc/exports, cal recarregar els serveis a exportar</text:p>
        <text:p text:style-name="P6"># vim /etc/exports <text:s/></text:p>
        <text:p text:style-name="P15"># rectificar la línia</text:p>
        <text:p text:style-name="P6">/etc <text:s text:c="9"/><text:tab/><text:span text:style-name="T6">192.168.0.0/24(ro)</text:span></text:p>
        <text:p text:style-name="P6"><text:span text:style-name="T1"># exportfs -r</text:span> </text:p>
        <text:p text:style-name="P6"/>
        <text:p text:style-name="P9"># Deixar-ho d'exportar tot</text:p>
        <text:p text:style-name="P8"># exportfs -au</text:p>
        <text:p text:style-name="P6"/>
        <text:p text:style-name="P6"># <text:s/>o be aturar el servei</text:p>
        <text:p text:style-name="P6"># service nfs stop</text:p>
        <text:p text:style-name="P6"/>
        <text:p text:style-name="P3"/>
        <text:h text:style-name="Heading_20_4" text:outline-level="4">Client: examinar i muntar directoris exportats</text:h>
        <text:list xml:id="list320372037" text:style-name="L4">
          <text:list-item>
            <text:p text:style-name="P49">Examinar els directoris que exporta un host.</text:p>
          </text:list-item>
          <text:list-item>
            <text:p text:style-name="P49">Muntar directoris remots (exportats via nfs) al client.</text:p>
          </text:list-item>
          <text:list-item>
            <text:p text:style-name="P49">Examinar els directoris muntats en el client.</text:p>
          </text:list-item>
        </text:list>
        <text:p text:style-name="P3"/>
        <text:p text:style-name="P6"/>
        <text:p text:style-name="P9"># Comprovar des d'un altre client que està exportant un host concret</text:p>
        <text:p text:style-name="P6"><text:span text:style-name="T1"># showmount -e pc53</text:span> </text:p>
        <text:p text:style-name="P6">Export list for pc53: </text:p>
        <text:p text:style-name="P6">/tmp <text:s text:c="10"/><text:tab/><text:tab/>* </text:p>
        <text:p text:style-name="P6">/usr/share/doc <text:tab/><text:tab/>*.informatica.escoladeltreball.org </text:p>
        <text:p text:style-name="P6">/etc <text:s text:c="9"/><text:tab/><text:tab/>192.168.0.0/24(ro,wdelay,root_squash,no_subtree_check) </text:p>
        <text:p text:style-name="P6">/boot/grub <text:s text:c="4"/><text:tab/><text:tab/>pc01.informatica.escoladeltreball.org </text:p>
        <text:p text:style-name="P6"/>
        <text:p text:style-name="P9"># Comprovar què està exportant gandhi</text:p>
        <text:p text:style-name="P6"><text:span text:style-name="T1"># showmount -e gandhi</text:span> </text:p>
        <text:p text:style-name="P6">Export list for gandhi: </text:p>
        <text:p text:style-name="P6">/home gss/krb5 </text:p>
        <text:p text:style-name="P6"/>
        <text:p text:style-name="P9"># Muntar en el client els directoris exportats pel servidor nfs</text:p>
        <text:p text:style-name="P6"># mkdir /mnt/dir1 </text:p>
        <text:p text:style-name="P6"># mkdir /mnt/dir2 </text:p>
        <text:p text:style-name="P6"># mkdir /mnt/dir3</text:p>
        <text:p text:style-name="P6"/>
        <text:p text:style-name="P9"><text:soft-page-break/># muntar el directori tmp del servidor (exportat a tothom) al client</text:p>
        <text:p text:style-name="P8"># mount -t nfs pc82:/tmp /mnt/dir1</text:p>
        <text:p text:style-name="P6"># mount -t nfs </text:p>
        <text:p text:style-name="P6">pc82:/tmp on /mnt/dir1 type nfs (rw,vers=4,addr=192.168.0.22,clientaddr=192.168.0.50) </text:p>
        <text:p text:style-name="P6"/>
        <text:p text:style-name="P9"># Muntar el directori /usr/share/doc del servidor en el client (és ro)</text:p>
        <text:p text:style-name="P6"><text:span text:style-name="T1"># mount -t nfs pc82:/usr/share/doc /mnt/dir2</text:span> </text:p>
        <text:p text:style-name="P6"># mount -t nfs </text:p>
        <text:p text:style-name="P6">pc82:/tmp on /mnt/dir1 type nfs (rw,vers=4,addr=192.168.0.22,clientaddr=192.168.0.50) </text:p>
        <text:p text:style-name="P6">pc82:/usr/share/doc on /mnt/dir2 type nfs (<text:span text:style-name="T8">ro</text:span>,vers=4,addr=192.168.0.22,clientaddr=192.168.0.50) </text:p>
        <text:p text:style-name="P6"><text:span text:style-name="T1"># date &gt; /mnt/dir2/nou.txt</text:span> </text:p>
        <text:p text:style-name="P6">-bash: /mnt/dir2/nou.txt: El sistema de fitxers és només de lectura </text:p>
        <text:p text:style-name="P6"/>
        <text:p text:style-name="P9"># Muntar el directori /boot/grub del servidor des d'un client NO autoritzat</text:p>
        <text:p text:style-name="P6"><text:span text:style-name="T1"># mount -t nfs pc82:/boot/grub /mnt/dir3</text:span> </text:p>
        <text:p text:style-name="P6">mount.nfs: access denied by server while mounting pc82:/boot/grub </text:p>
        <text:p text:style-name="P6"/>
        <text:p text:style-name="P6"><text:span text:style-name="T1"># mount -v <text:s/>-t nfs pc82:/boot/grub /mnt/dir3</text:span> </text:p>
        <text:p text:style-name="P6">mount.nfs: timeout set for Wed May 11 16:50:45 2011 </text:p>
        <text:p text:style-name="P6">mount.nfs: trying text-based options 'vers=4,addr=192.168.0.22,clientaddr=192.168.0.50' </text:p>
        <text:p text:style-name="P6">mount.nfs: mount(2): No such file or directory </text:p>
        <text:p text:style-name="P6">mount.nfs: trying text-based options 'addr=192.168.0.22' </text:p>
        <text:p text:style-name="P6">mount.nfs: prog 100003, trying vers=3, prot=6 </text:p>
        <text:p text:style-name="P6">mount.nfs: trying 192.168.0.22 prog 100003 vers 3 prot TCP port 2049 </text:p>
        <text:p text:style-name="P6">mount.nfs: prog 100005, trying vers=3, prot=17 </text:p>
        <text:p text:style-name="P6">mount.nfs: trying 192.168.0.22 prog 100005 vers 3 prot UDP port 55759 </text:p>
        <text:p text:style-name="P6">mount.nfs: mount(2): Permission denied </text:p>
        <text:p text:style-name="P6">mount.nfs: access denied by server while mounting pc82:/boot/grub </text:p>
        <text:p text:style-name="P6"/>
        <text:p text:style-name="P9"># Muntar /etc del servidor en el client</text:p>
        <text:p text:style-name="P17"># perquè no va si el client és el propi servidor?</text:p>
        <text:p text:style-name="P6"><text:span text:style-name="T1"># mount -t nfs pc82:/etc /mnt/</text:span> </text:p>
        <text:p text:style-name="P6"># mount -t nfs </text:p>
        <text:p text:style-name="P6">pc82:/etc on /mnt type nfs (rw,vers=4,addr=192.168.0.22,clientaddr=192.168.0.51) </text:p>
        <text:p text:style-name="P6"/>
        <text:p text:style-name="P3"/>
        <text:h text:style-name="Heading_20_4" text:outline-level="4">Muntatges manuals / automatitzats</text:h>
        <text:list xml:id="list2170933360" text:style-name="L5">
          <text:list-item>
            <text:p text:style-name="P50">Muntar manualment amb mount.</text:p>
          </text:list-item>
          <text:list-item>
            <text:p text:style-name="P50">Afegir opcions de muntatge amb -o o a la columna pertinent del fstab.</text:p>
          </text:list-item>
          <text:list-item>
            <text:p text:style-name="P50">Muntar automatitzadament usant /etc/fstab.</text:p>
          </text:list-item>
        </text:list>
        <text:p text:style-name="P3"/>
        <text:p text:style-name="P6"/>
        <text:p text:style-name="P11"><text:span text:style-name="T2"># </text:span><text:span text:style-name="T2">Manualment</text:span></text:p>
        <text:p text:style-name="P6"># mount <text:s/>-t nfs<text:tab/> pc82:/tmp <text:s/>/mnt/dir1 </text:p>
        <text:p text:style-name="P6"># mount <text:s/>pc82:/tmp <text:s/>/mnt/dir2 </text:p>
        <text:p text:style-name="P6"># mount <text:s/>-t nfs4 <text:s/>-o sec=krb5 <text:s/>gandhi:/ <text:s text:c="2"/>/mnt/dir3 </text:p>
        <text:p text:style-name="P6"/>
        <text:p text:style-name="P9"><text:soft-page-break/># Automatitzat</text:p>
        <text:p text:style-name="P12"><text:span text:style-name="T3"># grep "nfs" /etc/fstab</text:span><text:span text:style-name="T2"> </text:span></text:p>
        <text:p text:style-name="P6">gandhi:/<text:tab/><text:tab/>/home<text:tab/><text:tab/><text:tab/>nfs4<text:tab/>sec=krb5<text:tab/>0 0 </text:p>
        <text:p text:style-name="P6">pc82:/tmp<text:tab/><text:tab/>/mnt<text:tab/><text:tab/><text:tab/>nfs<text:tab/>defaults<text:tab/>0 0</text:p>
        <text:p text:style-name="P6"/>
        <text:p text:style-name="P3"/>
        <text:h text:style-name="Heading_20_4" text:outline-level="4">Informació tècnica de les connexions nfs</text:h>
        <text:list xml:id="list641854764" text:style-name="L6">
          <text:list-item>
            <text:p text:style-name="P51">Ordres: mountstats, nfsiostat, nfsstat.</text:p>
          </text:list-item>
        </text:list>
        <text:p text:style-name="P3"/>
        <text:p text:style-name="P6"/>
        <text:p text:style-name="P9"># informació dels punts de muntatge</text:p>
        <text:p text:style-name="P6"><text:span text:style-name="T1"># mountstats /mnt/dir1</text:span> </text:p>
        <text:p text:style-name="P6">Stats for pc82:/tmp/ mounted on /mnt/dir1: </text:p>
        <text:p text:style-name="P6"><text:s text:c="2"/>NFS mount options: rw,vers=4,rsize=262144,wsize=262144,namlen=255,acregmin=3,acregmax=60,acdirmin=30,acdirmax=60,hard,proto=tcp,port=0,timeo=600,retrans=2,sec=sys,clientaddr=192.168.0.22,minorversion=0 </text:p>
        <text:p text:style-name="P6"><text:s text:c="2"/>NFS server capabilities: caps=0x7ffe,wtmult=512,dtsize=4096,bsize=0,namlen=255 </text:p>
        <text:p text:style-name="P6"><text:s text:c="2"/>NFSv4 capability flags: bm0=0xfdffbfff,bm1=0xf9be3e,acl=0x3 </text:p>
        <text:p text:style-name="P6"><text:s text:c="2"/>NFS security flavor: 1 <text:s/>pseudoflavor: 0 </text:p>
        <text:p text:style-name="P6"/>
        <text:p text:style-name="P6">NFS byte counts: </text:p>
        <text:p text:style-name="P6"><text:s text:c="2"/>applications read 0 bytes via read(2) </text:p>
        <text:p text:style-name="P6"><text:s text:c="2"/>applications wrote 0 bytes via write(2) </text:p>
        <text:p text:style-name="P6"><text:s text:c="2"/>applications read 0 bytes via O_DIRECT read(2) </text:p>
        <text:p text:style-name="P6"><text:s text:c="2"/>applications wrote 0 bytes via O_DIRECT write(2) </text:p>
        <text:p text:style-name="P6"><text:s text:c="2"/>client read 0 bytes via NFS READ </text:p>
        <text:p text:style-name="P6"><text:s text:c="2"/>client wrote 0 bytes via NFS WRITE </text:p>
        <text:p text:style-name="P6"/>
        <text:p text:style-name="P6">RPC statistics: </text:p>
        <text:p text:style-name="P6"><text:s text:c="2"/>138 RPC requests sent, 138 RPC replies received (0 XIDs not found) </text:p>
        <text:p text:style-name="P6"><text:s text:c="2"/>average backlog queue length: 0 </text:p>
        <text:p text:style-name="P6"/>
        <text:p text:style-name="P6">OPEN: </text:p>
        <text:p text:style-name="P6"><text:tab/>1 ops (0%) <text:tab/>0 retrans (0%) <text:tab/>0 major timeouts </text:p>
        <text:p text:style-name="P6"><text:tab/>avg bytes sent per op: 304<text:tab/>avg bytes received per op: 60 </text:p>
        <text:p text:style-name="P6"><text:tab/>backlog wait: 0.000000 <text:tab/>RTT: 0.000000 <text:tab/>total execute time: 0.000000 (milliseconds) </text:p>
        <text:p text:style-name="P6">FSINFO: </text:p>
        <text:p text:style-name="P6"><text:tab/>1 ops (0%) <text:tab/>0 retrans (0%) <text:tab/>0 major timeouts </text:p>
        <text:p text:style-name="P6"><text:tab/>avg bytes sent per op: 188<text:tab/>avg bytes received per op: 92 </text:p>
        <text:p text:style-name="P6"><text:tab/>backlog wait: 0.000000 <text:tab/>RTT: 0.000000 <text:tab/>total execute time: 0.000000 (milliseconds) </text:p>
        <text:p text:style-name="P6">ACCESS: </text:p>
        <text:p text:style-name="P6"><text:tab/>5 ops (3%) <text:tab/>0 retrans (0%) <text:tab/>0 major timeouts </text:p>
        <text:p text:style-name="P6"><text:tab/>avg bytes sent per op: 192<text:tab/>avg bytes received per op: 276 </text:p>
        <text:p text:style-name="P6"><text:tab/>backlog wait: 0.000000 <text:tab/>RTT: 0.600000 <text:tab/>total execute time: 0.600000 <text:soft-page-break/>(milliseconds) </text:p>
        <text:p text:style-name="P6">GETATTR: </text:p>
        <text:p text:style-name="P6"><text:tab/>3 ops (2%) <text:tab/>0 retrans (0%) <text:tab/>0 major timeouts </text:p>
        <text:p text:style-name="P6"><text:tab/>avg bytes sent per op: 188<text:tab/>avg bytes received per op: 260 </text:p>
        <text:p text:style-name="P6"><text:tab/>backlog wait: 0.000000 <text:tab/>RTT: 4.666667 <text:tab/>total execute time: 4.666667 (milliseconds) </text:p>
        <text:p text:style-name="P6">LOOKUP: </text:p>
        <text:p text:style-name="P6"><text:tab/>6 ops (4%) <text:tab/>0 retrans (0%) <text:tab/>0 major timeouts </text:p>
        <text:p text:style-name="P6"><text:tab/>avg bytes sent per op: 204<text:tab/>avg bytes received per op: 137 </text:p>
        <text:p text:style-name="P6"><text:tab/>backlog wait: 0.000000 <text:tab/>RTT: 0.500000 <text:tab/>total execute time: 0.500000 (milliseconds) </text:p>
        <text:p text:style-name="P6">PATHCONF: </text:p>
        <text:p text:style-name="P6"><text:tab/>1 ops (0%) <text:tab/>0 retrans (0%) <text:tab/>0 major timeouts </text:p>
        <text:p text:style-name="P6"><text:tab/>avg bytes sent per op: 184<text:tab/>avg bytes received per op: 72 </text:p>
        <text:p text:style-name="P6"><text:tab/>backlog wait: 0.000000 <text:tab/>RTT: 0.000000 <text:tab/>total execute time: 0.000000 (milliseconds) </text:p>
        <text:p text:style-name="P6">SERVER_CAPS: </text:p>
        <text:p text:style-name="P6"><text:tab/>3 ops (2%) <text:tab/>0 retrans (0%) <text:tab/>0 major timeouts </text:p>
        <text:p text:style-name="P6"><text:tab/>avg bytes sent per op: 184<text:tab/>avg bytes received per op: 88 </text:p>
        <text:p text:style-name="P6"><text:tab/>backlog wait: 0.000000 <text:tab/>RTT: 0.333333 <text:tab/>total execute time: 0.333333 (milliseconds) </text:p>
        <text:p text:style-name="P6"/>
        <text:p text:style-name="P6"><text:span text:style-name="T1"># nfsiostat</text:span> </text:p>
        <text:p text:style-name="P18">gandhi:/ mounted on /home: </text:p>
        <text:p text:style-name="P18"><text:s text:c="3"/>op/s<text:tab/><text:tab/>rpc bklog </text:p>
        <text:p text:style-name="P18"><text:s text:c="3"/>4.78 <text:tab/> <text:s text:c="2"/><text:tab/>0.00 </text:p>
        <text:p text:style-name="P18">read: <text:s text:c="12"/><text:tab/>ops/s<text:tab/> <text:s text:c="2"/>kB/s<text:tab/> <text:s/>kB/op<text:tab/>retrans<text:tab/><text:tab/>avg RTT (ms)<text:tab/>avg exe (ms) </text:p>
        <text:p text:style-name="P18"><text:tab/><text:tab/> <text:s/>0.327 <text:tab/> <text:s/>5.084 <text:tab/> 15.532 <text:s text:c="7"/>0 (0.0%) <text:tab/> <text:s/>7.279 <text:tab/> <text:s/><text:tab/>7.508 </text:p>
        <text:p text:style-name="P18">write: <text:s text:c="11"/><text:tab/>ops/s<text:tab/> <text:s text:c="2"/>kB/s<text:tab/> <text:s/>kB/op<text:tab/>retrans<text:tab/><text:tab/>avg RTT (ms)<text:tab/>avg exe (ms) </text:p>
        <text:p text:style-name="P18"><text:tab/><text:tab/> <text:s/>0.357 <text:tab/> <text:s/>3.956 <text:tab/> 11.094 <text:s text:c="7"/>0 (0.0%) <text:tab/> <text:s/>4.620 <text:tab/> <text:tab/> 5.940 </text:p>
        <text:p text:style-name="P18">pc82:/tmp/ mounted on /mnt/dir1: </text:p>
        <text:p text:style-name="P18"><text:s text:c="2"/>op/s<text:tab/><text:tab/>rpc bklog </text:p>
        <text:p text:style-name="P18"><text:s text:c="3"/>0.08 <text:tab/> <text:s/><text:tab/> 0.00 </text:p>
        <text:p text:style-name="P18">read: <text:s text:c="12"/>ops/s<text:tab/> <text:s text:c="2"/>kB/s<text:tab/> <text:s/>kB/op<text:tab/>retrans<text:tab/><text:tab/>avg RTT (ms)<text:tab/>avg exe (ms) </text:p>
        <text:p text:style-name="P18"><text:tab/> <text:s/>0.000 <text:tab/> <text:s/><text:tab/>0.000 <text:tab/> <text:s/>0.000 <text:s text:c="7"/>0 (0.0%) <text:tab/> <text:s/>0.000 <text:tab/> <text:s/><text:tab/>0.000 </text:p>
        <text:p text:style-name="P18">write: <text:s text:c="11"/>ops/s<text:tab/> <text:s text:c="2"/>kB/s<text:tab/> <text:s/>kB/op<text:tab/>retrans<text:tab/><text:tab/>avg RTT (ms)<text:tab/>avg exe (ms) </text:p>
        <text:p text:style-name="P18"><text:tab/> <text:s/>0.000 <text:tab/> <text:tab/> 0.000 <text:tab/> <text:s/>0.000 <text:s text:c="7"/>0 (0.0%) <text:tab/> <text:s/>0.000 <text:tab/> <text:s/><text:tab/>0.000 </text:p>
        <text:p text:style-name="P6"/>
        <text:p text:style-name="P6"><text:span text:style-name="T1"># nfsstat</text:span> </text:p>
        <text:p text:style-name="P18">Server rpc stats: </text:p>
        <text:p text:style-name="P18">calls <text:s text:c="5"/>badcalls <text:s text:c="2"/>badauth <text:s text:c="3"/>badclnt <text:s text:c="3"/>xdrcall </text:p>
        <text:p text:style-name="P18">219 <text:s text:c="7"/>0 <text:s text:c="9"/>0 <text:s text:c="9"/>0 <text:s text:c="9"/>0 <text:s text:c="6"/></text:p>
        <text:p text:style-name="P18"/>
        <text:p text:style-name="P18">Server nfs v3: </text:p>
        <text:p text:style-name="P18">null <text:s text:c="8"/>getattr <text:s text:c="5"/>setattr <text:s text:c="5"/>lookup <text:s text:c="6"/>access <text:s text:c="6"/>readlink <text:s text:c="4"/></text:p>
        <text:p text:style-name="P18">9 <text:s text:c="6"/>100% 0 <text:s text:c="8"/>0% 0 <text:s text:c="8"/>0% 0 <text:s text:c="8"/>0% 0 <text:s text:c="8"/>0% 0 <text:s text:c="8"/>0% </text:p>
        <text:p text:style-name="P18">read <text:s text:c="8"/>write <text:s text:c="7"/>create <text:s text:c="6"/>mkdir <text:s text:c="7"/>symlink <text:s text:c="5"/>mknod <text:s text:c="7"/></text:p>
        <text:p text:style-name="P18">0 <text:s text:c="8"/>0% 0 <text:s text:c="8"/>0% 0 <text:s text:c="8"/>0% 0 <text:s text:c="8"/>0% 0 <text:s text:c="8"/>0% 0 <text:s text:c="8"/>0% </text:p>
        <text:p text:style-name="P18">remove <text:s text:c="6"/>rmdir <text:s text:c="7"/>rename <text:s text:c="6"/>link <text:s text:c="8"/>readdir <text:s text:c="5"/>readdirplus <text:s/></text:p>
        <text:p text:style-name="P18">0 <text:s text:c="8"/>0% 0 <text:s text:c="8"/>0% 0 <text:s text:c="8"/>0% 0 <text:s text:c="8"/>0% 0 <text:s text:c="8"/>0% 0 <text:s text:c="8"/>0% </text:p>
        <text:p text:style-name="P18">fsstat <text:s text:c="6"/>fsinfo <text:s text:c="6"/>pathconf <text:s text:c="4"/>commit <text:s text:c="6"/></text:p>
        <text:p text:style-name="P18">0 <text:s text:c="8"/>0% 0 <text:s text:c="8"/>0% 0 <text:s text:c="8"/>0% 0 <text:s text:c="8"/>0% </text:p>
        <text:p text:style-name="P18"/>
        <text:p text:style-name="P18"><text:soft-page-break/>Server nfs v4: </text:p>
        <text:p text:style-name="P18">null <text:s text:c="8"/>compound <text:s text:c="4"/></text:p>
        <text:p text:style-name="P18">3 <text:s text:c="8"/>1% 207 <text:s text:c="5"/>98% </text:p>
        <text:p text:style-name="P18"/>
        <text:p text:style-name="P18">Server nfs v4 operations: </text:p>
        <text:p text:style-name="P18">op0-unused <text:s text:c="2"/>op1-unused <text:s text:c="2"/>op2-future <text:s text:c="2"/>access <text:s text:c="6"/>close <text:s text:c="7"/>commit <text:s text:c="6"/></text:p>
        <text:p text:style-name="P18">0 <text:s text:c="8"/>0% 0 <text:s text:c="8"/>0% 0 <text:s text:c="8"/>0% 19 <text:s text:c="7"/>4% 0 <text:s text:c="8"/>0% 0 <text:s text:c="8"/>0% </text:p>
        <text:p text:style-name="P18">create <text:s text:c="6"/>delegpurge <text:s text:c="2"/>delegreturn <text:s/>getattr <text:s text:c="5"/>getfh <text:s text:c="7"/>link <text:s text:c="8"/></text:p>
        <text:p text:style-name="P18">0 <text:s text:c="8"/>0% 0 <text:s text:c="8"/>0% 0 <text:s text:c="8"/>0% 171 <text:s text:c="5"/>37% 26 <text:s text:c="7"/>5% 0 <text:s text:c="8"/>0% </text:p>
        <text:p text:style-name="P18">lock <text:s text:c="8"/>lockt <text:s text:c="7"/>locku <text:s text:c="7"/>lookup <text:s text:c="6"/>lookup_root <text:s/>nverify <text:s text:c="5"/></text:p>
        <text:p text:style-name="P18">0 <text:s text:c="8"/>0% 0 <text:s text:c="8"/>0% 0 <text:s text:c="8"/>0% 35 <text:s text:c="7"/>7% 0 <text:s text:c="8"/>0% 0 <text:s text:c="8"/>0% </text:p>
        <text:p text:style-name="P18">open <text:s text:c="8"/>openattr <text:s text:c="4"/>open_conf <text:s text:c="3"/>open_dgrd <text:s text:c="3"/>putfh <text:s text:c="7"/>putpubfh <text:s text:c="4"/></text:p>
        <text:p text:style-name="P18">1 <text:s text:c="8"/>0% 0 <text:s text:c="8"/>0% 0 <text:s text:c="8"/>0% 0 <text:s text:c="8"/>0% 187 <text:s text:c="5"/>40% 0 <text:s text:c="8"/>0% </text:p>
        <text:p text:style-name="P18">putrootfh <text:s text:c="3"/>read <text:s text:c="8"/>readdir <text:s text:c="5"/>readlink <text:s text:c="4"/>remove <text:s text:c="6"/>rename <text:s text:c="6"/></text:p>
        <text:p text:style-name="P18">19 <text:s text:c="7"/>4% 0 <text:s text:c="8"/>0% 0 <text:s text:c="8"/>0% 0 <text:s text:c="8"/>0% 0 <text:s text:c="8"/>0% 0 <text:s text:c="8"/>0% </text:p>
        <text:p text:style-name="P18">renew <text:s text:c="7"/>restorefh <text:s text:c="3"/>savefh <text:s text:c="6"/>secinfo <text:s text:c="5"/>setattr <text:s text:c="5"/>setcltid <text:s text:c="4"/></text:p>
        <text:p text:style-name="P18">0 <text:s text:c="8"/>0% 0 <text:s text:c="8"/>0% 1 <text:s text:c="8"/>0% 0 <text:s text:c="8"/>0% 0 <text:s text:c="8"/>0% 1 <text:s text:c="8"/>0% </text:p>
        <text:p text:style-name="P18">setcltidconf verify <text:s text:c="6"/>write <text:s text:c="7"/>rellockowner bc_ctl <text:s text:c="6"/>bind_conn <text:s text:c="3"/></text:p>
        <text:p text:style-name="P18">2 <text:s text:c="8"/>0% 0 <text:s text:c="8"/>0% 0 <text:s text:c="8"/>0% 0 <text:s text:c="8"/>0% 0 <text:s text:c="8"/>0% 0 <text:s text:c="8"/>0% </text:p>
        <text:p text:style-name="P18">exchange_id <text:s/>create_ses <text:s text:c="2"/>destroy_ses <text:s/>free_stateid getdirdeleg <text:s/>getdevinfo <text:s text:c="2"/></text:p>
        <text:p text:style-name="P18">0 <text:s text:c="8"/>0% 0 <text:s text:c="8"/>0% 0 <text:s text:c="8"/>0% 0 <text:s text:c="8"/>0% 0 <text:s text:c="8"/>0% 0 <text:s text:c="8"/>0% </text:p>
        <text:p text:style-name="P18">getdevlist <text:s text:c="2"/>layoutcommit layoutget <text:s text:c="3"/>layoutreturn secinfononam sequence <text:s text:c="4"/></text:p>
        <text:p text:style-name="P18">0 <text:s text:c="8"/>0% 0 <text:s text:c="8"/>0% 0 <text:s text:c="8"/>0% 0 <text:s text:c="8"/>0% 0 <text:s text:c="8"/>0% 0 <text:s text:c="8"/>0% </text:p>
        <text:p text:style-name="P18">set_ssv <text:s text:c="5"/>test_stateid want_deleg <text:s text:c="2"/>destroy_clid reclaim_comp </text:p>
        <text:p text:style-name="P18">0 <text:s text:c="8"/>0% 0 <text:s text:c="8"/>0% 0 <text:s text:c="8"/>0% 0 <text:s text:c="8"/>0% 0 <text:s text:c="8"/>0% </text:p>
        <text:p text:style-name="P18"/>
        <text:p text:style-name="P18">Client rpc stats: </text:p>
        <text:p text:style-name="P18">calls <text:s text:c="5"/>retrans <text:s text:c="3"/>authrefrsh </text:p>
        <text:p text:style-name="P18">134625 <text:s text:c="4"/>0 <text:s text:c="9"/>2 <text:s text:c="6"/></text:p>
        <text:p text:style-name="P6"/>
        <text:h text:style-name="P40" text:outline-level="2">Servei SAMBA</text:h>
        <text:h text:style-name="Heading_20_3" text:outline-level="3"><text:s/>Client SAMBA</text:h>
        <text:list xml:id="list649947662" text:continue-list="list750682153" text:style-name="L2">
          <text:list-item>
            <text:p text:style-name="P42">Instal·lar i configurar el servei.</text:p>
          </text:list-item>
          <text:list-item>
            <text:p text:style-name="P42">Examinar els components: paquets, fitxers, documentació i directoris.</text:p>
          </text:list-item>
          <text:list-item>
            <text:p text:style-name="P42">Monitoritzar el servei.</text:p>
          </text:list-item>
          <text:list-item>
            <text:p text:style-name="P42">Exemples de configuracions de compartició de recursos diferents. </text:p>
            <text:p text:style-name="P43"/>
          </text:list-item>
        </text:list>
        <text:p text:style-name="P6"/>
        <text:p text:style-name="P9">------------------------------------------------------------------------------</text:p>
        <text:p text:style-name="P9">Client SAMBA </text:p>
        <text:p text:style-name="P9">------------------------------------------------------------------------------</text:p>
        <text:p text:style-name="P6">21) Instal·lar el software de SAMBA client.</text:p>
        <text:p text:style-name="P6"><text:s text:c="4"/>Identificar els components i la seva configuració:</text:p>
        <text:p text:style-name="P6"><text:s text:c="4"/>a) Paquet, info del paquet i components del paquet.</text:p>
        <text:p text:style-name="P6"><text:s text:c="4"/>b) Fitxers executables, fitxers de configuració, documentació i </text:p>
        <text:p text:style-name="P6"><text:s text:c="7"/>directoris significatius.</text:p>
        <text:p text:style-name="P6"/>
        <text:p text:style-name="P6">22) Llistar les utilitats samba client i indicar què fa cada una d'elles.</text:p>
        <text:p text:style-name="P6"/>
        <text:p text:style-name="P6">23) exemples de les utilitats:</text:p>
        <text:p text:style-name="P6"><text:s text:c="4"/>a) Llistar els serveis oferts en un domini concret.</text:p>
        <text:p text:style-name="P6"><text:s text:c="4"/>b) Llistar els serveis oferts en un host concret</text:p>
        <text:p text:style-name="P6"><text:s text:c="4"/>c) Connectar a un recurs de xarxa compartir: una carpeta de disc.</text:p>
        <text:p text:style-name="P6"><text:s text:c="4"/>d) Connectar a un recurs de xarxa compartir: una impressora.</text:p>
        <text:p text:style-name="P6"><text:s text:c="4"/>e) Descarregar un fitxer usant l'utilitat equivalent a wget.</text:p>
        <text:p text:style-name="P6"><text:s text:c="4"/>f) muntar un recurs de xarxa compartit amb mount o amb l'utilitat </text:p>
        <text:p text:style-name="P6"><text:s text:c="7"/>equivalent per a samba.</text:p>
        <text:p text:style-name="P6"/>
        <text:p text:style-name="P3"/>
        <text:h text:style-name="Heading_20_4" text:outline-level="4">Software de samba</text:h>
        <text:list xml:id="list192000293" text:style-name="L7">
          <text:list-item>
            <text:p text:style-name="P52">Identificar els paquets i els seus components</text:p>
          </text:list-item>
        </text:list>
        <text:p text:style-name="P3"/>
        <text:p text:style-name="P6"/>
        <text:p text:style-name="P12"><text:span text:style-name="T3"># rpm -qa | grep smb</text:span><text:span text:style-name="T2"> </text:span></text:p>
        <text:p text:style-name="P6">libsmbclient-3.5.6-69.fc13.i686 </text:p>
        <text:p text:style-name="P6">pam_smb-1.1.7-11.fc12.i686 </text:p>
        <text:p text:style-name="P6">gvfs-smb-1.6.2-1.fc13.i686 </text:p>
        <text:p text:style-name="P6"/>
        <text:p text:style-name="P12"><text:span text:style-name="T3"># rpm -qa | grep samba</text:span><text:span text:style-name="T2"> </text:span></text:p>
        <text:p text:style-name="P6">samba-common-3.5.6-69.fc13.i686 </text:p>
        <text:p text:style-name="P6">samba-client-3.5.6-69.fc13.i686 </text:p>
        <text:p text:style-name="P6">samba-winbind-clients-3.5.6-69.fc13.i686 </text:p>
        <text:p text:style-name="P6"/>
        <text:p text:style-name="P12"><text:span text:style-name="T3"># rpm -qa | grep cifs</text:span><text:span text:style-name="T2"> </text:span></text:p>
        <text:p text:style-name="P6"><text:soft-page-break/>cifs-utils-4.7-1.fc13.i686 </text:p>
        <text:p text:style-name="P6"/>
        <text:p text:style-name="P12"><text:span text:style-name="T3"># yum -y install samba-swat</text:span><text:span text:style-name="T2"> </text:span></text:p>
        <text:p text:style-name="P12"><text:span text:style-name="T3"># rpm -qa | grep samba</text:span><text:span text:style-name="T2"> </text:span></text:p>
        <text:p text:style-name="P19">samba-swat-3.5.8-74.fc13.i686 </text:p>
        <text:p text:style-name="P6">samba-client-3.5.8-74.fc13.i686 </text:p>
        <text:p text:style-name="P12"><text:span text:style-name="T7">samba-3.5.8-74.fc13.i686</text:span><text:span text:style-name="T2"> </text:span></text:p>
        <text:p text:style-name="P6">samba-winbind-clients-3.5.6-69.fc13.i686 </text:p>
        <text:p text:style-name="P6">samba-common-3.5.8-74.fc13.i686 </text:p>
        <text:p text:style-name="P6"/>
        <text:p text:style-name="P3"/>
        <text:h text:style-name="Heading_20_4" text:outline-level="4">Buscar clients SMB</text:h>
        <text:list xml:id="list1642985000" text:style-name="L8">
          <text:list-item>
            <text:p text:style-name="P53">Buscar clients samba.</text:p>
          </text:list-item>
          <text:list-item>
            <text:p text:style-name="P53">Examinar els recursos d'un servidor samba.</text:p>
          </text:list-item>
          <text:list-item>
            <text:p text:style-name="P53">Connectar-se a un recurs.</text:p>
          </text:list-item>
          <text:list-item>
            <text:p text:style-name="P53">Ordres:</text:p>
            <text:list>
              <text:list-item>
                <text:p text:style-name="P53">findsmb</text:p>
              </text:list-item>
              <text:list-item>
                <text:p text:style-name="P53">smbtree</text:p>
              </text:list-item>
              <text:list-item>
                <text:p text:style-name="P53">smbclient -L &lt;server&gt;</text:p>
              </text:list-item>
              <text:list-item>
                <text:p text:style-name="P53">smbclient //&lt;server&gt;/recurs</text:p>
              </text:list-item>
              <text:list-item>
                <text:p text:style-name="P53">mount -o username:usuari,password=xx -t cifs //server/recurs &lt;mount-point&gt;</text:p>
              </text:list-item>
              <text:list-item>
                <text:p text:style-name="P53">smbstatus</text:p>
              </text:list-item>
              <text:list-item>
                <text:p text:style-name="P53">smbget</text:p>
              </text:list-item>
              <text:list-item>
                <text:p text:style-name="P53">smbspool</text:p>
              </text:list-item>
            </text:list>
          </text:list-item>
        </text:list>
        <text:p text:style-name="P3"/>
        <text:p text:style-name="P6"/>
        <text:p text:style-name="P9"># Eines smb</text:p>
        <text:p text:style-name="P12"><text:span text:style-name="T3"># locate smb | grep bin</text:span><text:span text:style-name="T2"> </text:span></text:p>
        <text:p text:style-name="P6">/usr/bin/findsmb </text:p>
        <text:p text:style-name="P6">/usr/bin/smbcacls </text:p>
        <text:p text:style-name="P6">/usr/bin/smbclient </text:p>
        <text:p text:style-name="P6">/usr/bin/smbcontrol </text:p>
        <text:p text:style-name="P6">/usr/bin/smbcquotas </text:p>
        <text:p text:style-name="P6">/usr/bin/smbget </text:p>
        <text:p text:style-name="P6">/usr/bin/smbpasswd </text:p>
        <text:p text:style-name="P6">/usr/bin/smbprint </text:p>
        <text:p text:style-name="P6">/usr/bin/smbspool </text:p>
        <text:p text:style-name="P6">/usr/bin/smbtar </text:p>
        <text:p text:style-name="P6">/usr/bin/smbtree </text:p>
        <text:p text:style-name="P6">/usr/sbin/cupsaddsmb</text:p>
        <text:p text:style-name="P6"/>
        <text:p text:style-name="P9"># Ordres</text:p>
        <text:p text:style-name="P6"># smb &lt;tab&gt;</text:p>
        <text:p text:style-name="P6">smbcacls <text:s text:c="3"/>smbcontrol <text:s/>smbget <text:s text:c="5"/>smbprint <text:s text:c="3"/>smbtar <text:s text:c="5"/></text:p>
        <text:p text:style-name="P6">smbclient <text:s text:c="2"/>smbcquotas <text:s/>smbpasswd <text:s text:c="2"/>smbspool <text:s text:c="3"/>smbtree <text:s text:c="4"/></text:p>
        <text:p text:style-name="P6"/>
        <text:p text:style-name="P9"><text:soft-page-break/># Identificar un win a la xarxa local</text:p>
        <text:p text:style-name="P6">edt-winsamba GRUPO_TRABAJO </text:p>
        <text:p text:style-name="P6"/>
        <text:p text:style-name="P3"/>
        <text:p text:style-name="P3"/>
        <text:p text:style-name="P6"/>
        <text:p text:style-name="P12"><text:span text:style-name="T10"># Buscar equips smb</text:span><text:span text:style-name="T2"> </text:span></text:p>
        <text:p text:style-name="P12"><text:span text:style-name="T3"># findsmb</text:span><text:span text:style-name="T2"> </text:span></text:p>
        <text:p text:style-name="P6"><text:s text:c="31"/>*=DMB </text:p>
        <text:p text:style-name="P6"><text:s text:c="32"/>+=LMB </text:p>
        <text:p text:style-name="P6">IP ADDR <text:s text:c="8"/>NETBIOS NAME <text:s text:c="4"/>WORKGROUP/OS/VERSION </text:p>
        <text:p text:style-name="P6">--------------------------------------------------------------------- </text:p>
        <text:p text:style-name="P6"/>
        <text:p text:style-name="P9"># Llistar els recursos compartits per un servidor</text:p>
        <text:p text:style-name="P12"><text:span text:style-name="T3"># smbclient -L 192.168.0.219</text:span><text:span text:style-name="T2"> </text:span></text:p>
        <text:p text:style-name="P6">Enter root's password: </text:p>
        <text:p text:style-name="P6">Anonymous login successful </text:p>
        <text:p text:style-name="P18">Domain=[GRUPO_TRABAJO] OS=[Windows Server 2003 3790] Server=[Windows Server 2003 5.2] </text:p>
        <text:p text:style-name="P7"><text:tab/>Sharename <text:s text:c="5"/>Type <text:s text:c="5"/><text:tab/>Comment </text:p>
        <text:p text:style-name="P7"><text:tab/>--------- <text:s text:c="6"/><text:tab/>---- <text:s text:c="5"/><text:tab/>------- </text:p>
        <text:p text:style-name="P7"><text:tab/>IPC$ <text:s text:c="11"/><text:tab/>IPC <text:s text:c="6"/><text:tab/>IPC remota </text:p>
        <text:p text:style-name="P7"><text:tab/>winpublic <text:s text:c="5"/><text:tab/>Disk <text:s text:c="5"/><text:tab/>carpeta compartida del server Edt-winsamba</text:p>
        <text:p text:style-name="P7"><text:tab/>ADMIN$ <text:s text:c="3"/><text:tab/>Disk <text:s text:c="5"/><text:tab/>Admin remota </text:p>
        <text:p text:style-name="P7"><text:tab/>C$ <text:s text:c="11"/><text:tab/>Disk <text:s text:c="5"/><text:tab/>Recurso predeterminado </text:p>
        <text:p text:style-name="P7"><text:tab/>winclub <text:s text:c="8"/><text:tab/>Disk <text:s text:c="5"/><text:tab/>carpeta restringida </text:p>
        <text:p text:style-name="P6">Anonymous login successful </text:p>
        <text:p text:style-name="P18">Domain=[GRUPO_TRABAJO] OS=[Windows Server 2003 3790] Server=[Windows Server 2003 5.2] </text:p>
        <text:p text:style-name="P18"><text:tab/>Server <text:s text:c="14"/><text:tab/><text:tab/>Comment </text:p>
        <text:p text:style-name="P18"><text:tab/>--------- <text:s text:c="11"/><text:tab/><text:tab/>------- </text:p>
        <text:p text:style-name="P18"><text:tab/>EDT-WINSAMBA <text:s text:c="4"/><text:tab/>Equip virtual per a connexions a win </text:p>
        <text:p text:style-name="P18"/>
        <text:p text:style-name="P18"><text:tab/>Workgroup <text:s text:c="11"/><text:tab/>Master </text:p>
        <text:p text:style-name="P18"><text:tab/>--------- <text:s text:c="11"/><text:tab/><text:tab/>------- </text:p>
        <text:p text:style-name="P18"><text:tab/>GRUPO_TRABAJO <text:s text:c="7"/>EDT-WINSAMBA </text:p>
        <text:p text:style-name="P6"/>
        <text:p text:style-name="P9"># Llistar els recursos de edt-winsamba</text:p>
        <text:p text:style-name="P12"><text:span text:style-name="T3"># smbtree</text:span><text:span text:style-name="T2"> </text:span></text:p>
        <text:p text:style-name="P6">Enter root's password: </text:p>
        <text:p text:style-name="P6">GRUPO_TRABAJO </text:p>
        <text:p text:style-name="P6"><text:tab/>\\EDT-WINSAMBA <text:s text:c="2"/><text:tab/><text:tab/>Equip virtual per a connexions a win </text:p>
        <text:p text:style-name="P6"><text:tab/><text:tab/>\\EDT-WINSAMBA\winclub <text:s text:c="7"/><text:tab/>carpeta restringida </text:p>
        <text:p text:style-name="P6"><text:tab/><text:tab/>\\EDT-WINSAMBA\C$ <text:s text:c="12"/><text:tab/>Recurso predeterminado </text:p>
        <text:p text:style-name="P6"><text:tab/><text:tab/>\\EDT-WINSAMBA\ADMIN$ <text:s text:c="8"/><text:tab/>Admin remota </text:p>
        <text:p text:style-name="P6"><text:tab/><text:tab/>\\EDT-WINSAMBA\winpublic <text:s text:c="5"/><text:tab/>carpeta compartida del server edt-winsamba </text:p>
        <text:p text:style-name="P6"><text:tab/><text:tab/>\\EDT-WINSAMBA\IPC$ <text:s text:c="10"/><text:tab/>IPC remota </text:p>
        <text:p text:style-name="P6"/>
        <text:p text:style-name="P3"/>
        <text:h text:style-name="P36" text:outline-level="4"><text:soft-page-break/>Connectar a recursos</text:h>
        <text:list xml:id="list546821698" text:style-name="L9">
          <text:list-item>
            <text:p text:style-name="P56"><text:span text:style-name="T2">Amb </text:span><text:span text:style-name="T4">smbclient</text:span><text:span text:style-name="T2"> que permet navegar per el recurs client tipus ftp.</text:span></text:p>
          </text:list-item>
          <text:list-item>
            <text:p text:style-name="P56"><text:span text:style-name="T2">Muntar un recurs amb </text:span><text:span text:style-name="T4">mount</text:span><text:span text:style-name="T2"> ( -o username=&lt;nom,password=&lt;passwd&gt; -t cifs //server/recurs &lt;mount-point&gt;).</text:span></text:p>
          </text:list-item>
          <text:list-item>
            <text:p text:style-name="P56"><text:span text:style-name="T2">Descarregar continguts amb </text:span><text:span text:style-name="T4">smbget</text:span><text:span text:style-name="T2">. utilitat tipus wget per a samba.</text:span></text:p>
          </text:list-item>
        </text:list>
        <text:p text:style-name="P3"/>
        <text:p text:style-name="P6"/>
        <text:p text:style-name="P9"># Connectar a un recurs amb smbclient </text:p>
        <text:p text:style-name="P9"># es tracta d'un client tipus ftp.</text:p>
        <text:p text:style-name="P8"># smbclient -v <text:s/>//192.168.0.219/winpublic <text:s/>-U administrador </text:p>
        <text:p text:style-name="P6">Enter administrador's password: </text:p>
        <text:p text:style-name="P6">Domain=[EDT-WINSAMBA] OS=[Windows Server 2003 3790] Server=[Windows Server 2003 5.2] </text:p>
        <text:p text:style-name="P6">smb: \&gt; </text:p>
        <text:p text:style-name="P6"/>
        <text:p text:style-name="P10"># llistar</text:p>
        <text:p text:style-name="P12"><text:span text:style-name="T3">smb: \&gt; dir</text:span><text:span text:style-name="T2"> </text:span></text:p>
        <text:p text:style-name="P6"><text:s text:c="2"/>. <text:s text:c="34"/>D <text:s text:c="7"/>0 <text:s/>Wed May 11 16:06:46 2011 </text:p>
        <text:p text:style-name="P6"><text:s text:c="2"/>.. <text:s text:c="33"/>D <text:s text:c="7"/>0 <text:s/>Wed May 11 16:06:46 2011 </text:p>
        <text:p text:style-name="P6"><text:s text:c="2"/>llegir.txt <text:s text:c="22"/>A <text:s text:c="3"/>141 <text:s/>Wed May 11 16:08:00 2011 </text:p>
        <text:p text:style-name="P6"><text:tab/><text:tab/>65393 blocks of size 32768. 4386 blocks available </text:p>
        <text:p text:style-name="P6"/>
        <text:p text:style-name="P9"># Ajuda, ordres disponibles</text:p>
        <text:p text:style-name="P12"><text:span text:style-name="T3">smb: \&gt; help</text:span><text:span text:style-name="T2"> </text:span></text:p>
        <text:p text:style-name="P6">? <text:s text:c="13"/>allinfo <text:s text:c="7"/>altname <text:s text:c="7"/>archive <text:s text:c="7"/>blocksize <text:s text:c="5"/></text:p>
        <text:p text:style-name="P6">cancel <text:s text:c="8"/>case_sensitive cd <text:s text:c="12"/>chmod <text:s text:c="9"/>chown <text:s text:c="9"/></text:p>
        <text:p text:style-name="P6">close <text:s text:c="9"/>del <text:s text:c="11"/>dir <text:s text:c="11"/>du <text:s text:c="12"/>echo <text:s text:c="10"/></text:p>
        <text:p text:style-name="P6">exit <text:s text:c="10"/>get <text:s text:c="11"/>getfacl <text:s text:c="7"/>hardlink <text:s text:c="6"/>help <text:s text:c="10"/></text:p>
        <text:p text:style-name="P6">history <text:s text:c="7"/>iosize <text:s text:c="8"/>lcd <text:s text:c="11"/>link <text:s text:c="10"/>lock <text:s text:c="10"/></text:p>
        <text:p text:style-name="P6">lowercase <text:s text:c="5"/>ls <text:s text:c="12"/>l <text:s text:c="13"/>mask <text:s text:c="10"/>md <text:s text:c="12"/></text:p>
        <text:p text:style-name="P6">mget <text:s text:c="10"/>mkdir <text:s text:c="9"/>more <text:s text:c="10"/>mput <text:s text:c="10"/>newer <text:s text:c="9"/></text:p>
        <text:p text:style-name="P6">open <text:s text:c="10"/>posix <text:s text:c="9"/>posix_encrypt <text:s/>posix_open <text:s text:c="4"/>posix_mkdir <text:s text:c="3"/></text:p>
        <text:p text:style-name="P6">posix_rmdir <text:s text:c="3"/>posix_unlink <text:s text:c="2"/>print <text:s text:c="9"/>prompt <text:s text:c="8"/>put <text:s text:c="11"/></text:p>
        <text:p text:style-name="P6">pwd <text:s text:c="11"/>q <text:s text:c="13"/>queue <text:s text:c="9"/>quit <text:s text:c="10"/>readlink <text:s text:c="6"/></text:p>
        <text:p text:style-name="P6">rd <text:s text:c="12"/>recurse <text:s text:c="7"/>reget <text:s text:c="9"/>rename <text:s text:c="8"/>reput <text:s text:c="9"/></text:p>
        <text:p text:style-name="P6">rm <text:s text:c="12"/>rmdir <text:s text:c="9"/>showacls <text:s text:c="6"/>setmode <text:s text:c="7"/>stat <text:s text:c="10"/></text:p>
        <text:p text:style-name="P6">symlink <text:s text:c="7"/>tar <text:s text:c="11"/>tarmode <text:s text:c="7"/>translate <text:s text:c="5"/>unlock <text:s text:c="8"/></text:p>
        <text:p text:style-name="P6">volume <text:s text:c="8"/>vuid <text:s text:c="10"/>wdel <text:s text:c="10"/>logon <text:s text:c="9"/>listconnect <text:s text:c="3"/></text:p>
        <text:p text:style-name="P6">showconnect <text:s text:c="3"/>.. <text:s text:c="12"/>! <text:s text:c="3"/></text:p>
        <text:p text:style-name="P20"/>
        <text:p text:style-name="P6"/>
        <text:p text:style-name="P9"># Muntar un recurs amb mount</text:p>
        <text:p text:style-name="P12"><text:span text:style-name="T3"># mount -o username=Administrador,password=xxxxx -t cifs //192.168.0.219/winpublic /mnt</text:span><text:span text:style-name="T2"> </text:span></text:p>
        <text:p text:style-name="P6"># mount -t cifs </text:p>
        <text:p text:style-name="P6">//192.168.0.219/winpublic on /mnt type cifs (rw) </text:p>
        <text:p text:style-name="P20"/>
        <text:p text:style-name="P6"/>
        <text:p text:style-name="P9"><text:soft-page-break/># Descarregar contingut amb smbget (utilitat tipus wget)</text:p>
        <text:p text:style-name="P8"># smbget smb://192.168.0.219/winpublic/carta01.txt </text:p>
        <text:p text:style-name="P6">Username for winpublic at 192.168.0.219 [guest] administrador </text:p>
        <text:p text:style-name="P6">Password for winpublic at 192.168.0.219: xxxxxx</text:p>
        <text:p text:style-name="P6">Using workgroup MYGROUP, user administrador </text:p>
        <text:p text:style-name="P6">smb://192.168.0.219/winpublic/carta01.txt can't be found on the remote server </text:p>
        <text:p text:style-name="P6"/>
        <text:p text:style-name="P9"># Rectificar el grup de treball, no és “MYGROUP” sinó “GRUPO_TRABAJO”</text:p>
        <text:p text:style-name="P12"><text:span text:style-name="T3">$ smbget -u administrador -w GRUPO_TRABAJO smb://192.168.0.219/winclub/carta01.txt</text:span><text:span text:style-name="T2"> </text:span></text:p>
        <text:p text:style-name="P6">Password for winclub at 192.168.0.219: xxxx</text:p>
        <text:p text:style-name="P6">Using workgroup GRUPO_TRABAJO, user administrador </text:p>
        <text:p text:style-name="P6">smb://192.168.0.219/winclub/carta01.txt <text:s text:c="64"/></text:p>
        <text:p text:style-name="P6">Downloaded 141b in 4 seconds </text:p>
        <text:p text:style-name="P6"/>
        <text:p text:style-name="P9"># Indicar l'usuari i el password</text:p>
        <text:p text:style-name="P12"><text:span text:style-name="T3"># smbget <text:s/>-u pere -p pere -w GRUPO_TRABAJO smb://192.168.0.219/winclub/carta01.txt</text:span><text:span text:style-name="T2"> </text:span></text:p>
        <text:p text:style-name="P6">Using workgroup GRUPO_TRABAJO, user pere </text:p>
        <text:p text:style-name="P6">smb://192.168.0.219/winclub/carta01.txt <text:s text:c="64"/></text:p>
        <text:p text:style-name="P6">Downloaded 141b in 0 seconds </text:p>
        <text:p text:style-name="P20"/>
        <text:p text:style-name="P6"/>
        <text:p text:style-name="P9"># Usar les impressores compartides del servidor</text:p>
        <text:p text:style-name="P8"># smbclient -L 192.168.0.219 </text:p>
        <text:p text:style-name="P6">Enter root's password: </text:p>
        <text:p text:style-name="P6">Anonymous login successful </text:p>
        <text:p text:style-name="P18">Domain=[GRUPO_TRABAJO] OS=[Windows Server 2003 3790] Server=[Windows Server 2003 5.2] </text:p>
        <text:p text:style-name="P6"><text:tab/>Sharename <text:s text:c="6"/>Type <text:s text:c="5"/>Comment </text:p>
        <text:p text:style-name="P6"><text:tab/>--------- <text:s text:c="6"/>---- <text:s text:c="5"/>------- </text:p>
        <text:p text:style-name="P6"><text:tab/>AGFA <text:s text:c="11"/>Printer <text:s text:c="2"/>impressora agfa imaginaria de la màquina virtual </text:p>
        <text:p text:style-name="P6"><text:tab/>IPC$ <text:s text:c="11"/>IPC <text:s text:c="6"/>IPC remota </text:p>
        <text:p text:style-name="P6"><text:tab/>print$ <text:s text:c="9"/>Disk <text:s text:c="5"/>Controladores de impresora </text:p>
        <text:p text:style-name="P6"><text:tab/>winpublic <text:s text:c="6"/>Disk <text:s text:c="5"/>carpeta compartida del server edt-winsamba </text:p>
        <text:p text:style-name="P6"><text:tab/>ADMIN$ <text:s text:c="9"/>Disk <text:s text:c="5"/>Admin remota </text:p>
        <text:p text:style-name="P6"><text:tab/>C$ <text:s text:c="13"/>Disk <text:s text:c="5"/>Recurso predeterminado </text:p>
        <text:p text:style-name="P6"><text:tab/>HPColor <text:s text:c="8"/>Printer <text:s text:c="2"/>impressora virtual de la màquina virtual </text:p>
        <text:p text:style-name="P6"><text:tab/>winclub <text:s text:c="8"/>Disk <text:s text:c="5"/>carpeta restringida </text:p>
        <text:p text:style-name="P6"/>
        <text:p text:style-name="P9"># Opcions de smbspool per enviar treballs d'impressió</text:p>
        <text:p text:style-name="P6"><text:tab/>smb://server[:port]/printer </text:p>
        <text:p text:style-name="P6"><text:tab/> <text:s text:c="6"/>· <text:s text:c="2"/>smb://workgroup/server[:port]/printer </text:p>
        <text:p text:style-name="P6"><text:tab/> <text:s text:c="6"/>· <text:s text:c="2"/>smb://username:password@server[:port]/printer </text:p>
        <text:p text:style-name="P12"><text:span text:style-name="T2"><text:tab/> <text:s text:c="6"/>· <text:s text:c="2"/></text:span><text:a xlink:type="simple" xlink:href="smb://username:password@workgroup/server%5B:port%5D/printer">smb://username:password@workgroup/server[:port]/printer</text:a><text:span text:style-name="T2"> </text:span></text:p>
        <text:p text:style-name="P6"/>
        <text:p text:style-name="P8"># smbspool smb://pere:pere@GRUPO_TRABAJO/192.168.0.219/HPColor \</text:p>
        <text:p text:style-name="P12"><text:span text:style-name="T3"><text:tab/>1 pere TITLE 1 "" carta01.txt</text:span><text:span text:style-name="T2"> </text:span></text:p>
        <text:p text:style-name="P6">DEBUG: Connected with username/password... </text:p>
        <text:p text:style-name="P6"/>
        <text:p text:style-name="P3"/>
        <text:h text:style-name="Heading_20_3" text:outline-level="3"><text:soft-page-break/><text:s/>Servei SAMBA</text:h>
        <text:list xml:id="list438761543" text:continue-list="list649947662" text:style-name="L2">
          <text:list-item>
            <text:p text:style-name="P42">Instal·lar i configurar el servei.</text:p>
          </text:list-item>
          <text:list-item>
            <text:p text:style-name="P42">Examinar els components: paquets, fitxers, documentació i directoris.</text:p>
          </text:list-item>
          <text:list-item>
            <text:p text:style-name="P42">Monitoritzar el servei.</text:p>
          </text:list-item>
          <text:list-item>
            <text:p text:style-name="P42">Exemples de configuracions de compartició de recursos diferents. </text:p>
            <text:p text:style-name="P43"/>
          </text:list-item>
        </text:list>
        <text:p text:style-name="P6"/>
        <text:p text:style-name="P9">------------------------------------------------------------------------------</text:p>
        <text:p text:style-name="P9">Servei SAMBA Server</text:p>
        <text:p text:style-name="P9">------------------------------------------------------------------------------</text:p>
        <text:p text:style-name="P6">17) Instal·lar el servei SAMBA:</text:p>
        <text:p text:style-name="P6"><text:s text:c="4"/>a) Instal·lar el servei.</text:p>
        <text:p text:style-name="P6"><text:s text:c="4"/>b) Omplir amb contingut el servei (populate).</text:p>
        <text:p text:style-name="P6"><text:s text:c="4"/>c) Comprovar-ne el funcionament: local, remot</text:p>
        <text:p text:style-name="P6"/>
        <text:p text:style-name="P6">18) Identificar els components i la configuració del servei:</text:p>
        <text:p text:style-name="P6"><text:s text:c="4"/>a) Paquet, info del paquet i components del paquet.</text:p>
        <text:p text:style-name="P6"><text:s text:c="4"/>b) Fitxer executable, fitxers de configuració, documentació i </text:p>
        <text:p text:style-name="P6"><text:s text:c="7"/>directoris significatius.</text:p>
        <text:p text:style-name="P6"><text:s text:c="4"/>c) Fitxers de: pid, lock.</text:p>
        <text:p text:style-name="P6"><text:s text:c="4"/>d) fitxers i configuració de log.</text:p>
        <text:p text:style-name="P6"><text:s text:c="4"/>e) Configuració del servei: service, chkconfig.</text:p>
        <text:p text:style-name="P6"/>
        <text:p text:style-name="P6">19) Monitorització del servei i tràfic de xarxa:</text:p>
        <text:p text:style-name="P6"><text:s text:c="4"/>a) Identificar el port del servei.</text:p>
        <text:p text:style-name="P6"><text:s text:c="4"/>b) Anàlisi dels ports oberts.</text:p>
        <text:p text:style-name="P6"><text:s text:c="4"/>c) Monitoritzar tràfic SAMBA amb una eina de xarxa:</text:p>
        <text:p text:style-name="P6"><text:s text:c="8"/>wireshsrk, iptraf, ss, netstat</text:p>
        <text:p text:style-name="P6"/>
        <text:p text:style-name="P6">20) Exemples d'exportacions de samba servidor:</text:p>
        <text:p text:style-name="P6"><text:s text:c="4"/>Exportar /tmp/m01/public amb tota la xarxa d'informàtica.</text:p>
        <text:p text:style-name="P6"><text:s text:c="4"/>Exportar /tmp/m01/readonly amb tot el món però només de lectura.</text:p>
        <text:p text:style-name="P6"><text:s text:c="4"/>Exportar /tmp/m01/neighbor només amb el pc veí en mode read/write.</text:p>
        <text:p text:style-name="P6"><text:s text:c="4"/>Exportar /tmp/m01/friends només als pcs de la meteixa fila.</text:p>
        <text:p text:style-name="P6"><text:s text:c="4"/>Exportar una de les impressores locals a tothom.</text:p>
        <text:p text:style-name="P6"><text:s text:c="4"/>Exportar una de les impressores locals a un sol host remot.</text:p>
        <text:p text:style-name="P6"/>
        <text:p text:style-name="P3"/>
        <text:h text:style-name="Heading_20_4" text:outline-level="4">Instal·lar <text:s/>i configurar el servei</text:h>
        <text:list xml:id="list1754925086" text:style-name="L10">
          <text:list-item>
            <text:p text:style-name="P54">Observar els paquets i els fitxers que contenen.</text:p>
          </text:list-item>
          <text:list-item>
            <text:p text:style-name="P54">Identificar el servei. Configurar-ne els runlevels.</text:p>
            <text:list>
              <text:list-item>
                <text:p text:style-name="P54">Servei smb.</text:p>
              </text:list-item>
              <text:list-item>
                <text:p text:style-name="P54">Servei nmb.</text:p>
              </text:list-item>
            </text:list>
          </text:list-item>
        </text:list>
        <text:p text:style-name="P3"/>
        <text:p text:style-name="P6"/>
        <text:p text:style-name="P9"># Llistat de paquets de samba, smb i cifs</text:p>
        <text:p text:style-name="P6"><text:soft-page-break/><text:span text:style-name="T1"># rpm -qa | grep -E "smb|samba|nmb|cifs"</text:span> </text:p>
        <text:p text:style-name="P6">samba-swat-3.5.8-74.fc13.i686 </text:p>
        <text:p text:style-name="P6">samba-client-3.5.8-74.fc13.i686 </text:p>
        <text:p text:style-name="P6">libsmbclient-3.5.6-69.fc13.i686 </text:p>
        <text:p text:style-name="P6">pam_smb-1.1.7-11.fc12.i686 </text:p>
        <text:p text:style-name="P6">gvfs-smb-1.6.2-1.fc13.i686 </text:p>
        <text:p text:style-name="P6">samba-3.5.8-74.fc13.i686 </text:p>
        <text:p text:style-name="P6">cifs-utils-4.7-1.fc13.i686 </text:p>
        <text:p text:style-name="P6">samba-winbind-clients-3.5.6-69.fc13.i686 </text:p>
        <text:p text:style-name="P6">samba-common-3.5.8-74.fc13.i686 </text:p>
        <text:p text:style-name="P6"/>
        <text:p text:style-name="P10"># Buscar els daemon del servei: servei smb i sevei nmb</text:p>
        <text:p text:style-name="P6"><text:span text:style-name="T1"># rpm -ql samba | grep bin</text:span> </text:p>
        <text:p text:style-name="P6">/usr/bin/eventlogadm </text:p>
        <text:p text:style-name="P6">/usr/bin/mksmbpasswd.sh </text:p>
        <text:p text:style-name="P6">/usr/bin/smbstatus </text:p>
        <text:p text:style-name="P6">/usr/sbin/nmbd </text:p>
        <text:p text:style-name="P6">/usr/sbin/smbd </text:p>
        <text:p text:style-name="P6"/>
        <text:p text:style-name="P9"># Observar els nivells d'execució per defecte</text:p>
        <text:p text:style-name="P6"><text:span text:style-name="T1"># chkconfig --list | grep -E "smb|nmb"</text:span> </text:p>
        <text:p text:style-name="P18">nmb <text:s text:c="11"/><text:tab/>0:aturat<text:tab/>1:aturat<text:tab/>2:aturat<text:tab/>3:aturat<text:tab/>4:aturat<text:tab/>5:aturat<text:tab/>6:aturat </text:p>
        <text:p text:style-name="P18">smb <text:s text:c="11"/><text:tab/>0:aturat<text:tab/>1:aturat<text:tab/>2:aturat<text:tab/>3:aturat<text:tab/>4:aturat<text:tab/>5:aturat<text:tab/>6:aturat </text:p>
        <text:p text:style-name="P6"/>
        <text:p text:style-name="P9"># Engegar el servei</text:p>
        <text:p text:style-name="P6"><text:span text:style-name="T1"># service smb start</text:span> </text:p>
        <text:p text:style-name="P6">S'estan iniciant els serveis SMB: <text:s text:c="25"/>[ FET <text:s/>] </text:p>
        <text:p text:style-name="P6"><text:span text:style-name="T1"># service nmb start</text:span> </text:p>
        <text:p text:style-name="P6">S'estan iniciant els serveis NMB: <text:s text:c="25"/>[ FET <text:s/>] </text:p>
        <text:p text:style-name="P6"/>
        <text:p text:style-name="P9"># Observar el pid dels serveis</text:p>
        <text:p text:style-name="P6"><text:span text:style-name="T5">$ ll /var/run/smbd.pid</text:span> </text:p>
        <text:p text:style-name="P6">-rw-r--r-- 1 root root 6 12 mai 14:20 /var/run/smbd.pid </text:p>
        <text:p text:style-name="P6"><text:span text:style-name="T1">$ cat /var/run/smbd.pid</text:span> </text:p>
        <text:p text:style-name="P6">11607 </text:p>
        <text:p text:style-name="P6">$ ll /var/run/nmbd.pid </text:p>
        <text:p text:style-name="P6">-rw-r--r-- 1 root root 6 12 mai 14:20 /var/run/nmbd.pid </text:p>
        <text:p text:style-name="P6"><text:span text:style-name="T1">$ cat /var/run/nmbd.pid</text:span> </text:p>
        <text:p text:style-name="P6">11623 </text:p>
        <text:p text:style-name="P6"/>
        <text:p text:style-name="P6"><text:span text:style-name="T1">$ ps ax | grep -E "smb|nmb"</text:span> </text:p>
        <text:p text:style-name="P6">11607 ? <text:s text:c="7"/>Ss <text:s text:c="4"/>0:00 smbd -D </text:p>
        <text:p text:style-name="P6">11623 ? <text:s text:c="7"/>Ss <text:s text:c="4"/>0:00 nmbd -D </text:p>
        <text:p text:style-name="P6">11632 ? <text:s text:c="7"/>S <text:s text:c="5"/>0:00 smbd -D </text:p>
        <text:p text:style-name="P6">11860 pts/0 <text:s text:c="3"/>S+ <text:s text:c="4"/>0:00 grep -E smb|nmb </text:p>
        <text:p text:style-name="P6"/>
        <text:p text:style-name="P3"/>
        <text:h text:style-name="Heading_20_4" text:outline-level="4"><text:soft-page-break/>Configuració del servei per defecte</text:h>
        <text:list xml:id="list1032458798" text:style-name="L11">
          <text:list-item>
            <text:p text:style-name="P55">Observar els recursos compartits per defecte.</text:p>
          </text:list-item>
          <text:list-item>
            <text:p text:style-name="P55">Identificar el “grup de treball”, el “nom del host” i el “nom dels recursos” que proporciona el servidor samba.</text:p>
          </text:list-item>
          <text:list-item>
            <text:p text:style-name="P55">Observar els fitxers de configuració per defecte.</text:p>
          </text:list-item>
        </text:list>
        <text:p text:style-name="P3"/>
        <text:p text:style-name="P6"/>
        <text:p text:style-name="P9"># El servei està en funcionament</text:p>
        <text:p text:style-name="P12"><text:span text:style-name="T3"># service smb status</text:span><text:span text:style-name="T2"> </text:span></text:p>
        <text:p text:style-name="P6">smbd (pid <text:s/>11607) s'està executant... </text:p>
        <text:p text:style-name="P12"><text:span text:style-name="T3"># service nmb <text:s/>status</text:span><text:span text:style-name="T2"> </text:span></text:p>
        <text:p text:style-name="P6">nmbd (pid <text:s/>11623) s'està executant..</text:p>
        <text:p text:style-name="P6"/>
        <text:p text:style-name="P9"># Llistat dels recursos smb de la xarxa local</text:p>
        <text:p text:style-name="P12"><text:span text:style-name="T3">$ findsmb</text:span><text:span text:style-name="T2"> </text:span></text:p>
        <text:p text:style-name="P6"><text:s text:c="31"/>*=DMB </text:p>
        <text:p text:style-name="P6"><text:s text:c="32"/>+=LMB </text:p>
        <text:p text:style-name="P6">IP ADDR <text:s text:c="8"/>NETBIOS NAME <text:s text:c="4"/>WORKGROUP/OS/VERSION </text:p>
        <text:p text:style-name="P6">--------------------------------------------------------------------- </text:p>
        <text:p text:style-name="P6">192.168.0.22 <text:s text:c="3"/>PC82 <text:s text:c="9"/>+[MYGROUP] [Unix] [Samba 3.5.8-74.fc13] </text:p>
        <text:p text:style-name="P6"/>
        <text:p text:style-name="P6"/>
        <text:p text:style-name="P9"># Llistat dels recursos de la xarxa local</text:p>
        <text:p text:style-name="P9"># grup de treball: MYGROUP</text:p>
        <text:p text:style-name="P9"># host server: PC82</text:p>
        <text:p text:style-name="P12"><text:span text:style-name="T3">$ smbtree</text:span><text:span text:style-name="T2"> </text:span></text:p>
        <text:p text:style-name="P6">Enter root's password: </text:p>
        <text:p text:style-name="P6">MYGROUP </text:p>
        <text:p text:style-name="P6"><text:tab/>\\PC82 <text:s text:c="10"/><text:tab/><text:tab/>Samba Server Version 3.5.8-74.fc13 </text:p>
        <text:p text:style-name="P6"><text:tab/><text:tab/>\\PC82\HP-Color-LaserJet-CP3505<text:tab/>HP Color LaserJet CP3505 </text:p>
        <text:p text:style-name="P6"><text:tab/><text:tab/>\\PC82\HP-LaserJet-P3005<text:tab/>HP LaserJet P3005 </text:p>
        <text:p text:style-name="P6"><text:tab/><text:tab/>\\PC82\IPC$ <text:s text:c="10"/><text:tab/>IPC Service (Samba Server Version 3.5.8-74.fc13)</text:p>
        <text:p text:style-name="P6"/>
        <text:p text:style-name="P9"># Consulta dels recursos d'un host</text:p>
        <text:p text:style-name="P12"><text:span text:style-name="T3">$ smbclient -L \\PC82</text:span><text:span text:style-name="T2"> </text:span></text:p>
        <text:p text:style-name="P6">Enter root's password: </text:p>
        <text:p text:style-name="P6">Anonymous login successful </text:p>
        <text:p text:style-name="P6">Domain=[MYGROUP] OS=[Unix] Server=[Samba 3.5.8-74.fc13] </text:p>
        <text:p text:style-name="P6"><text:tab/>Sharename <text:s text:c="6"/>Type <text:s text:c="5"/>Comment </text:p>
        <text:p text:style-name="P6"><text:tab/>--------- <text:s text:c="6"/>---- <text:s text:c="5"/>------- </text:p>
        <text:p text:style-name="P6"><text:tab/>IPC$ <text:s text:c="11"/>IPC <text:s text:c="6"/>IPC Service (Samba Server Version 3.5.8-74.fc13) </text:p>
        <text:p text:style-name="P6"><text:tab/>HP-LaserJet-P3005 Printer <text:s text:c="2"/>HP LaserJet P3005 </text:p>
        <text:p text:style-name="P6"><text:tab/>HP-Color-LaserJet-CP3505 Printer <text:s text:c="2"/>HP Color LaserJet CP3505 </text:p>
        <text:p text:style-name="P6"/>
        <text:p text:style-name="P6">Anonymous login successful </text:p>
        <text:p text:style-name="P6">Domain=[MYGROUP] OS=[Unix] Server=[Samba 3.5.8-74.fc13] </text:p>
        <text:p text:style-name="P6"><text:tab/>Server <text:s text:c="14"/>Comment </text:p>
        <text:p text:style-name="P6"><text:tab/>--------- <text:s text:c="11"/>------- </text:p>
        <text:p text:style-name="P6"><text:soft-page-break/><text:tab/>PC82 <text:s text:c="16"/>Samba Server Version 3.5.8-74.fc13 </text:p>
        <text:p text:style-name="P6"/>
        <text:p text:style-name="P6"><text:tab/>Workgroup <text:s text:c="11"/>Master </text:p>
        <text:p text:style-name="P6"><text:tab/>--------- <text:s text:c="11"/><text:tab/>------- </text:p>
        <text:p text:style-name="P6"><text:tab/>GRUPO_TRABAJO <text:s text:c="7"/>EDT-WINSAMBA </text:p>
        <text:p text:style-name="P6"><text:tab/>MYGROUP <text:s text:c="13"/>PC82 </text:p>
        <text:p text:style-name="P6"/>
        <text:p text:style-name="P3"/>
        <text:p text:style-name="P3"/>
        <text:p text:style-name="P6"/>
        <text:p text:style-name="P6"><text:span text:style-name="T9"># Obtenir ajuda de la configuració</text:span> </text:p>
        <text:p text:style-name="P8"># man smb.conf</text:p>
        <text:p text:style-name="P6"/>
        <text:p text:style-name="P9"># Identificar el fitxer de configuració i exemples</text:p>
        <text:p text:style-name="P6"><text:span text:style-name="T1">$ locate smb.conf</text:span> </text:p>
        <text:p text:style-name="P6">/etc/pam_smb.conf </text:p>
        <text:p text:style-name="P6">/etc/samba/smb.conf </text:p>
        <text:p text:style-name="P6">/usr/share/doc/pam_smb-1.1.7/pam_smb.conf.example </text:p>
        <text:p text:style-name="P6">/usr/share/man/man5/smb.conf.5.gz </text:p>
        <text:p text:style-name="P6">/usr/share/swat/help/manpages/smb.conf.5.html </text:p>
        <text:p text:style-name="P6"/>
        <text:p text:style-name="P9"># Fitxers de configuració</text:p>
        <text:p text:style-name="P6"><text:span text:style-name="T1">$ cat /etc/samba/</text:span> </text:p>
        <text:p text:style-name="P6">lmhosts <text:s text:c="2"/>smb.conf <text:s/>smbusers <text:s/></text:p>
        <text:p text:style-name="P6"/>
        <text:p text:style-name="P10"># Configuració samba per defecte</text:p>
        <text:p text:style-name="P8"># less /etc/samba/smb.conf</text:p>
        <text:p text:style-name="P18">....... &lt;suprimit&gt; ......</text:p>
        <text:p text:style-name="P18"># ----------------------- Network-Related Options ------------------------- </text:p>
        <text:p text:style-name="P18"># </text:p>
        <text:p text:style-name="P18"># workgroup = the Windows NT domain name or workgroup name, for example, MYGROUP. </text:p>
        <text:p text:style-name="P18"># </text:p>
        <text:p text:style-name="P18"># server string = the equivalent of the Windows NT Description field. </text:p>
        <text:p text:style-name="P18"># </text:p>
        <text:p text:style-name="P18"># netbios name = used to specify a server name that is not tied to the hostname. </text:p>
        <text:p text:style-name="P18"># </text:p>
        <text:p text:style-name="P18"># interfaces = used to configure Samba to listen on multiple network interfaces. </text:p>
        <text:p text:style-name="P18"># If you have multiple interfaces, you can use the "interfaces =" option to </text:p>
        <text:p text:style-name="P18"># configure which of those interfaces Samba listens on. Never omit the localhost </text:p>
        <text:p text:style-name="P18"># interface (lo). </text:p>
        <text:p text:style-name="P18"># </text:p>
        <text:p text:style-name="P18"># hosts allow = the hosts allowed to connect. This option can also be used on a </text:p>
        <text:p text:style-name="P18"># per-share basis. </text:p>
        <text:p text:style-name="P18"/>
        <text:p text:style-name="P18"># hosts deny = the hosts not allowed to connect. This option can also be used on </text:p>
        <text:p text:style-name="P18"># a per-share basis. </text:p>
        <text:p text:style-name="P18"># </text:p>
        <text:p text:style-name="P18"><text:s text:c="8"/><text:span text:style-name="T8">workgroup = MYGROUP </text:span></text:p>
        <text:p text:style-name="P16"><text:s text:c="8"/>server string = Samba Server Version %v </text:p>
        <text:p text:style-name="P18"/>
        <text:p text:style-name="P18">; <text:s text:c="6"/>netbios name = MYSERVER </text:p>
        <text:p text:style-name="P18"/>
        <text:p text:style-name="P18"><text:soft-page-break/>; <text:s text:c="6"/>interfaces = lo eth0 192.168.12.2/24 192.168.13.2/24 </text:p>
        <text:p text:style-name="P18">; <text:s text:c="6"/>hosts allow = 127. 192.168.12. 192.168.13. </text:p>
        <text:p text:style-name="P18">....... &lt;suprimit&gt; ......</text:p>
        <text:p text:style-name="P18"># --------------------------- Logging Options ----------------------------- </text:p>
        <text:p text:style-name="P18"># </text:p>
        <text:p text:style-name="P18"># log file = specify where log files are written to and how they are split. </text:p>
        <text:p text:style-name="P18"># </text:p>
        <text:p text:style-name="P18"># max log size = specify the maximum size log files are allowed to reach. Log </text:p>
        <text:p text:style-name="P18"># files are rotated when they reach the size specified with "max log size". </text:p>
        <text:p text:style-name="P18"># </text:p>
        <text:p text:style-name="P18"/>
        <text:p text:style-name="P18"><text:s text:c="8"/># log files split per-machine: </text:p>
        <text:p text:style-name="P18"><text:s text:c="5"/><text:span text:style-name="T8"><text:s text:c="3"/>log file = /var/log/samba/log.%m </text:span></text:p>
        <text:p text:style-name="P18"><text:s text:c="8"/># maximum size of 50KB per log file, then rotate: </text:p>
        <text:p text:style-name="P18"><text:s text:c="6"/><text:span text:style-name="T8"><text:s text:c="2"/>max log size = 50 </text:span></text:p>
        <text:p text:style-name="P18">....... &lt;suprimit&gt; ......</text:p>
        <text:p text:style-name="P6">#============== Share Definitions ============================== </text:p>
        <text:p text:style-name="P15">[homes] </text:p>
        <text:p text:style-name="P15"><text:s text:c="8"/>comment = Home Directories </text:p>
        <text:p text:style-name="P15"><text:s text:c="8"/>browseable = no </text:p>
        <text:p text:style-name="P15"><text:s text:c="8"/>writable = yes </text:p>
        <text:p text:style-name="P15">; <text:s text:c="6"/>valid users = %S </text:p>
        <text:p text:style-name="P15">; <text:s text:c="6"/>valid users = MYDOMAIN\%S </text:p>
        <text:p text:style-name="P6"/>
        <text:p text:style-name="P15">[printers] </text:p>
        <text:p text:style-name="P15"><text:s text:c="8"/>comment = All Printers </text:p>
        <text:p text:style-name="P15"><text:s text:c="8"/>path = /var/spool/samba </text:p>
        <text:p text:style-name="P15"><text:s text:c="8"/>browseable = no </text:p>
        <text:p text:style-name="P15"><text:s text:c="8"/>guest ok = no </text:p>
        <text:p text:style-name="P15"><text:s text:c="8"/>writable = no </text:p>
        <text:p text:style-name="P15"><text:s text:c="8"/>printable = yes </text:p>
        <text:p text:style-name="P6"/>
        <text:p text:style-name="P6"># Un-comment the following and create the netlogon directory for Domain Logons: </text:p>
        <text:p text:style-name="P6">; <text:s text:c="6"/>[netlogon] </text:p>
        <text:p text:style-name="P6">; <text:s text:c="6"/>comment = Network Logon Service </text:p>
        <text:p text:style-name="P6">; <text:s text:c="6"/>path = /var/lib/samba/netlogon </text:p>
        <text:p text:style-name="P6">; <text:s text:c="6"/>guest ok = yes </text:p>
        <text:p text:style-name="P6">; <text:s text:c="6"/>writable = no </text:p>
        <text:p text:style-name="P6">; <text:s text:c="6"/>share modes = no </text:p>
        <text:p text:style-name="P6"># Un-comment the following to provide a specific roving profile share. </text:p>
        <text:p text:style-name="P6"># The default is to use the user's home directory: </text:p>
        <text:p text:style-name="P6">; <text:s text:c="6"/>[Profiles] </text:p>
        <text:p text:style-name="P6">; <text:s text:c="6"/>path = /var/lib/samba/profiles </text:p>
        <text:p text:style-name="P6">; <text:s text:c="6"/>browseable = no </text:p>
        <text:p text:style-name="P6">; <text:s text:c="6"/>guest ok = yes </text:p>
        <text:p text:style-name="P6"/>
        <text:p text:style-name="P19"># A publicly accessible directory that is read only, except for users in the </text:p>
        <text:p text:style-name="P19"># "staff" group (which have write permissions): </text:p>
        <text:p text:style-name="P19">; <text:s text:c="6"/>[public] </text:p>
        <text:p text:style-name="P19">; <text:s text:c="6"/>comment = Public Stuff </text:p>
        <text:p text:style-name="P19">; <text:s text:c="6"/>path = /home/samba </text:p>
        <text:p text:style-name="P19"><text:soft-page-break/>; <text:s text:c="6"/>public = yes </text:p>
        <text:p text:style-name="P19">; <text:s text:c="6"/>writable = yes </text:p>
        <text:p text:style-name="P19">; <text:s text:c="6"/>printable = no </text:p>
        <text:p text:style-name="P19">; <text:s text:c="6"/>write list = +staff </text:p>
        <text:p text:style-name="P6"/>
        <text:p text:style-name="P30"/>
        <text:h text:style-name="Heading_20_4" text:outline-level="4">Crear recursos compartits de disc</text:h>
        <text:list xml:id="list872421427" text:style-name="L12">
          <text:list-item>
            <text:p text:style-name="P44">Publicar directoris propis com a recursos de xarxa compartits.</text:p>
          </text:list-item>
          <text:list-item>
            <text:p text:style-name="P44">Opcions de compartir:</text:p>
            <text:list>
              <text:list-item>
                <text:p text:style-name="P44">public o provat.</text:p>
              </text:list-item>
              <text:list-item>
                <text:p text:style-name="P44">read only o write (indicar qui amb writelist).</text:p>
              </text:list-item>
              <text:list-item>
                <text:p text:style-name="P44">browseable.</text:p>
              </text:list-item>
              <text:list-item>
                <text:p text:style-name="P44">printable.</text:p>
              </text:list-item>
            </text:list>
          </text:list-item>
        </text:list>
        <text:p text:style-name="Standard"/>
        <text:p text:style-name="P22"/>
        <text:p text:style-name="P23"># Definir recursos de xarxa en el fitxer /etc/samba/smb.conf</text:p>
        <text:p text:style-name="P27"># cat /etc/samba/smb.conf</text:p>
        <text:p text:style-name="P22">....... &lt;suprimit&gt; ......</text:p>
        <text:p text:style-name="P22"># --------------------------------- Definicions fetes a classe ----------------------------------- </text:p>
        <text:p text:style-name="P22"><text:span text:style-name="T8"># Compartir /tmp amb rw per a tothom</text:span> </text:p>
        <text:p text:style-name="P22"><text:s text:c="7"/>[public] </text:p>
        <text:p text:style-name="P22"><text:s text:c="7"/>comment = Access public <text:s/>tmp rw per a tothom </text:p>
        <text:p text:style-name="P22"><text:s text:c="7"/>path = /tmp </text:p>
        <text:p text:style-name="P22"><text:s text:c="7"/>public = yes </text:p>
        <text:p text:style-name="P22"><text:s text:c="7"/>writable = yes </text:p>
        <text:p text:style-name="P22"><text:s text:c="7"/>printable = no </text:p>
        <text:p text:style-name="P22"><text:s text:c="7"/>browseable = yes </text:p>
        <text:p text:style-name="P22"/>
        <text:p text:style-name="P22"><text:span text:style-name="T8"># Acces public a /usr/share /doc <text:s/>e read only</text:span> </text:p>
        <text:p text:style-name="P22"><text:s text:c="7"/>[documentacio] </text:p>
        <text:p text:style-name="P22"><text:s text:c="7"/>comment = Access public ro a /usr/share/doc </text:p>
        <text:p text:style-name="P22"><text:s text:c="7"/>path = /usr/share/doc </text:p>
        <text:p text:style-name="P22"><text:s text:c="7"/>public = yes </text:p>
        <text:p text:style-name="P22"><text:s text:c="7"/>writable = no </text:p>
        <text:p text:style-name="P22"><text:s text:c="7"/>browseable = yes </text:p>
        <text:p text:style-name="P22"/>
        <text:p text:style-name="P22"><text:span text:style-name="T8"># <text:s/>Acces public a /usr/share/man <text:s/>pero no browseable</text:span> </text:p>
        <text:p text:style-name="P22"><text:s text:c="7"/>[man] </text:p>
        <text:p text:style-name="P22"><text:s text:c="7"/>comment = Access public ro a /usr/share/man </text:p>
        <text:p text:style-name="P22"><text:s text:c="7"/>path = /usr/share/man </text:p>
        <text:p text:style-name="P22"><text:s text:c="7"/>public = yes </text:p>
        <text:p text:style-name="P22"><text:s text:c="7"/>writable = no </text:p>
        <text:p text:style-name="P22"><text:s text:c="7"/>browseable = no </text:p>
        <text:p text:style-name="P22"/>
        <text:p text:style-name="P22"><text:span text:style-name="T8"># Compartir /tmp/m01 amb rw per a tothom</text:span> </text:p>
        <text:p text:style-name="P22"><text:s text:c="7"/>[proves] </text:p>
        <text:p text:style-name="P22"><text:soft-page-break/><text:s text:c="7"/>comment = Access public <text:s/>a /tmp/m01 amb rw </text:p>
        <text:p text:style-name="P22"><text:s text:c="7"/>path = /tmp/m01 </text:p>
        <text:p text:style-name="P22"><text:s text:c="7"/>public = yes </text:p>
        <text:p text:style-name="P22"><text:s text:c="7"/>writable = yes </text:p>
        <text:p text:style-name="P22"><text:s text:c="7"/>printable = no </text:p>
        <text:p text:style-name="P22"><text:s text:c="7"/>browseable = yes </text:p>
        <text:p text:style-name="P22"/>
        <text:p text:style-name="P23"># Recarregar el servei (fa falta realment?)</text:p>
        <text:p text:style-name="P22"><text:span text:style-name="T1">$ service smb restart</text:span> </text:p>
        <text:p text:style-name="P22">S'estan aturant els serveis SMB: <text:s text:c="26"/>[ FET <text:s/>] </text:p>
        <text:p text:style-name="P22">S'estan iniciant els serveis SMB: <text:s text:c="25"/>[ FET <text:s/>] </text:p>
        <text:p text:style-name="P22"><text:span text:style-name="T1">$ service nmb restart</text:span> </text:p>
        <text:p text:style-name="P22">S'estan aturant els serveis NMB: <text:s text:c="26"/>[ FET <text:s/>] </text:p>
        <text:p text:style-name="P22">S'estan iniciant els serveis NMB: <text:s text:c="25"/>[ FET <text:s/>] </text:p>
        <text:p text:style-name="P22"/>
        <text:p text:style-name="P23"># Observar els recursos de xarxa compartits pel servidor samba</text:p>
        <text:p text:style-name="P22"><text:span text:style-name="T1">$ smbtree</text:span> </text:p>
        <text:p text:style-name="P22">MYGROUP </text:p>
        <text:p text:style-name="P22"><text:tab/>\\PC82 <text:s text:c="10"/><text:tab/><text:tab/>Samba Server Version 3.5.8-74.fc13 </text:p>
        <text:p text:style-name="P22"><text:tab/><text:tab/>\\PC82\HP-Color-LaserJet-CP3505<text:tab/>HP Color LaserJet CP3505 </text:p>
        <text:p text:style-name="P22"><text:tab/><text:tab/>\\PC82\HP-LaserJet-P3005<text:tab/>HP LaserJet P3005 </text:p>
        <text:p text:style-name="P22"><text:tab/><text:tab/>\\PC82\IPC$ <text:s text:c="10"/><text:tab/>IPC Service (Samba Server Version 3.5.8-74.fc13) </text:p>
        <text:p text:style-name="P22"><text:tab/><text:tab/><text:span text:style-name="T6">\\PC82\proves <text:s text:c="8"/><text:tab/><text:tab/>Access public <text:s/>a /tmp/m01 amb rw </text:span></text:p>
        <text:p text:style-name="P26"><text:tab/><text:tab/>\\PC82\documentacio <text:s text:c="2"/><text:tab/>Access public ro a /usr/share/doc </text:p>
        <text:p text:style-name="P26"><text:tab/><text:tab/>\\PC82\public <text:s text:c="8"/><text:tab/><text:tab/>Access public <text:s/>tmp rw per a tothom </text:p>
        <text:p text:style-name="P26"><text:tab/><text:tab/># observeu que no mostra \\pc82\ man perquè NO és browseable</text:p>
        <text:p text:style-name="P22"/>
        <text:p text:style-name="P4"/>
        <text:h text:style-name="Heading_20_4" text:outline-level="4">Crear comptes d'usuari <text:s/>samba</text:h>
        <text:list xml:id="list2090196023" text:style-name="L13">
          <text:list-item>
            <text:p text:style-name="P57">Es poden incloure usuaris del sistema Linux en els comptes d'usuari samba.</text:p>
          </text:list-item>
          <text:list-item>
            <text:p text:style-name="P57">El samba porta el resgistre dels seus usuaris al fitxer xx.</text:p>
          </text:list-item>
        </text:list>
        <text:p text:style-name="P4"/>
        <text:p text:style-name="P22"/>
        <text:p text:style-name="P23"># Disposar en el sistema Linux d'un compte d'usuari pere</text:p>
        <text:p text:style-name="P22"><text:span text:style-name="T1"># useradd -d /tmp/pere pere</text:span> </text:p>
        <text:p text:style-name="P22"><text:span text:style-name="T1"># passwd pere</text:span> </text:p>
        <text:p text:style-name="P22"/>
        <text:p text:style-name="P23"># Usuaris definits per defecte al samba</text:p>
        <text:p text:style-name="P22"><text:span text:style-name="T1"># cat /etc/samba/smbusers</text:span> </text:p>
        <text:p text:style-name="P22"># Unix_name = SMB_name1 SMB_name2 ... </text:p>
        <text:p text:style-name="P22">root = administrator admin </text:p>
        <text:p text:style-name="P22">nobody = guest pcguest smbguest </text:p>
        <text:p text:style-name="P22"/>
        <text:p text:style-name="P23"># Afegir l'usuari pere</text:p>
        <text:p text:style-name="P22"><text:span text:style-name="T1"># smbpasswd -a pere</text:span> </text:p>
        <text:p text:style-name="P22">New SMB password: </text:p>
        <text:p text:style-name="P22">Retype new SMB password: </text:p>
        <text:p text:style-name="P22"><text:soft-page-break/>Added user pere. </text:p>
        <text:p text:style-name="P22"/>
        <text:p text:style-name="P4"/>
        <text:h text:style-name="Heading_20_4" text:outline-level="4">Exemples de connexió client al servidor local</text:h>
        <text:list xml:id="list467342338" text:style-name="L14">
          <text:list-item>
            <text:p text:style-name="P58">Llistar els recursos d'un servidor samba amb <text:span text:style-name="T11">smbclient -L</text:span>.</text:p>
          </text:list-item>
          <text:list-item>
            <text:p text:style-name="P58">Connectar (tipus ftp) amb un recurs samba amb <text:span text:style-name="T11">smbclient</text:span>.</text:p>
          </text:list-item>
          <text:list-item>
            <text:p text:style-name="P58">Descarregar fitxers de recursos samba amb <text:span text:style-name="T11">smbget</text:span> (tipus wget).</text:p>
          </text:list-item>
          <text:list-item>
            <text:p text:style-name="P58">Muntar recursos de disc samba amb <text:span text:style-name="T11">mount</text:span>.</text:p>
          </text:list-item>
        </text:list>
        <text:p text:style-name="P4"/>
        <text:p text:style-name="P22"/>
        <text:p text:style-name="P23"># Connectar des d'un client qualsevol als recursos de xarxa compartits</text:p>
        <text:p text:style-name="P23"># grup de treball: MYGROUP, host: PC82</text:p>
        <text:p text:style-name="P22"><text:span text:style-name="T1"># smbclient -v //pc82/public</text:span> </text:p>
        <text:p text:style-name="P22">Enter root's password: </text:p>
        <text:p text:style-name="P22">Anonymous login successful </text:p>
        <text:p text:style-name="P22">Domain=[MYGROUP] OS=[Unix] Server=[Samba 3.5.8-74.fc13] </text:p>
        <text:p text:style-name="P22">smb: \&gt; </text:p>
        <text:p text:style-name="P22"/>
        <text:p text:style-name="P22"><text:span text:style-name="T1"># smbclient -v //pc82/man</text:span> </text:p>
        <text:p text:style-name="P22">Enter root's password: </text:p>
        <text:p text:style-name="P22">Anonymous login successful </text:p>
        <text:p text:style-name="P22">Domain=[MYGROUP] OS=[Unix] Server=[Samba 3.5.8-74.fc13] </text:p>
        <text:p text:style-name="P22">smb: \&gt; </text:p>
        <text:p text:style-name="P22"/>
        <text:p text:style-name="P22"><text:span text:style-name="T1">smb: \&gt; pwd</text:span> </text:p>
        <text:p text:style-name="P22">Current directory is \\pc82\man\ </text:p>
        <text:p text:style-name="P22">smb: \&gt; </text:p>
        <text:p text:style-name="P21"/>
        <text:p text:style-name="P22"/>
        <text:p text:style-name="P23"># Muntar recursos de xarxa compartits</text:p>
        <text:p text:style-name="P27"># <text:s/>mount -v -o username=pere,password=pere -t cifs //pc82/man /mnt </text:p>
        <text:p text:style-name="P22">mount.cifs kernel mount options: ip=192.168.0.22,unc=<text:a xlink:type="simple" xlink:href="file://pc82/man,,ver=1,user=pere,pass">\\pc82\man,,ver=1,user=pere,pass</text:a>=******** </text:p>
        <text:p text:style-name="P22"/>
        <text:p text:style-name="P22"><text:span text:style-name="T1"># mount -t cifs</text:span> </text:p>
        <text:p text:style-name="P22">//pc82/man on /mnt type cifs (rw) </text:p>
        <text:p text:style-name="P21"/>
        <text:p text:style-name="P22"/>
        <text:p text:style-name="P24"># Descarregar fitxers tipus wget</text:p>
        <text:p text:style-name="P22"><text:span text:style-name="T1"># smbget smb://pc82/proves/carta.txt</text:span> </text:p>
        <text:p text:style-name="P22">Username for proves at pc82 [guest] </text:p>
        <text:p text:style-name="P22">Password for proves at pc82: </text:p>
        <text:p text:style-name="P22">Using workgroup MYGROUP, guest user </text:p>
        <text:p text:style-name="P22">smb://pc82/proves/carta.txt <text:s text:c="61"/></text:p>
        <text:p text:style-name="P22">Downloaded 428b in 5 seconds </text:p>
        <text:p text:style-name="P22"/>
        <text:p text:style-name="Standard"><text:soft-page-break/></text:p>
        <text:h text:style-name="Heading_20_4" text:outline-level="4">Compartir impressores</text:h>
        <text:list xml:id="list1304766984" text:style-name="L15">
          <text:list-item>
            <text:p text:style-name="P45">Usar les impressores pròpies definides en el sistema via cups o /etc/printcap</text:p>
          </text:list-item>
        </text:list>
        <text:p text:style-name="P5"/>
        <text:p text:style-name="P28"/>
        <text:p text:style-name="P25"># Extracte de /etc/samba/smb.conf</text:p>
        <text:p text:style-name="P29">...</text:p>
        <text:p text:style-name="P29"># --------------------------- Printing Options ----------------------------- </text:p>
        <text:p text:style-name="P29"># The options in this section allow you to configure a non-default printing system. </text:p>
        <text:p text:style-name="P29"># load printers = when set you yes, the list of printers is automatically </text:p>
        <text:p text:style-name="P29"># loaded, rather than setting them up individually. </text:p>
        <text:p text:style-name="P29"># cups options = allows you to pass options to the CUPS library. Setting this </text:p>
        <text:p text:style-name="P29"># option to raw, for example, allows you to use drivers on your Windows clients. </text:p>
        <text:p text:style-name="P29"># printcap name = used to specify an alternative printcap file. </text:p>
        <text:p text:style-name="P29"><text:s text:c="8"/>load printers = yes </text:p>
        <text:p text:style-name="P29"><text:s text:c="8"/>cups options = raw </text:p>
        <text:p text:style-name="P29">; <text:s text:c="6"/>printcap name = /etc/printcap </text:p>
        <text:p text:style-name="P29"><text:s text:c="8"/># obtain a list of printers automatically on UNIX System V systems: </text:p>
        <text:p text:style-name="P29">; <text:s text:c="6"/>printcap name = lpstat </text:p>
        <text:p text:style-name="P29">; <text:s text:c="6"/>printing = cups </text:p>
        <text:p text:style-name="P29">.....</text:p>
        <text:p text:style-name="P29">[printers] </text:p>
        <text:p text:style-name="P29"><text:s text:c="8"/>comment = All Printers </text:p>
        <text:p text:style-name="P29"><text:s text:c="8"/>path = /var/spool/samba </text:p>
        <text:p text:style-name="P29"><text:s text:c="8"/>browseable = no </text:p>
        <text:p text:style-name="P29"><text:s text:c="8"/>guest ok = no </text:p>
        <text:p text:style-name="P29"><text:s text:c="8"/>writable = no </text:p>
        <text:p text:style-name="P29"><text:s text:c="8"/>printable = yes </text:p>
        <text:p text:style-name="P28"/>
        <text:p text:style-name="Standard"/>
        <text:h text:style-name="Heading_20_4" text:outline-level="4">Identificar noms “windows” de host: winnames</text:h>
        <text:list xml:id="list1744996740" text:style-name="L16">
          <text:list-item>
            <text:p text:style-name="P46">usar nmblookup</text:p>
          </text:list-item>
        </text:list>
        <text:p text:style-name="P35"/>
        <text:p text:style-name="P28"/>
        <text:p text:style-name="P25"># Identificar els noms de host i ips</text:p>
        <text:p text:style-name="P22"><text:span text:style-name="T3"># nmblookup pc82</text:span><text:span text:style-name="T2"> </text:span></text:p>
        <text:p text:style-name="P28">querying pc82 on 192.168.0.255 </text:p>
        <text:p text:style-name="P28">192.168.0.22 pc82&lt;00&gt; </text:p>
        <text:p text:style-name="P28"/>
        <text:p text:style-name="P22"><text:span text:style-name="T3"># nmblookup edt-winsamba</text:span><text:span text:style-name="T2"> </text:span></text:p>
        <text:p text:style-name="P28">querying edt-winsamba on 192.168.0.255 </text:p>
        <text:p text:style-name="P28">192.168.0.229 edt-winsamba&lt;00&gt; </text:p>
        <text:p text:style-name="P28"/>
        <text:p text:style-name="P35"/>
        <text:h text:style-name="P36" text:outline-level="4">Verificar la configuració samba</text:h>
        <text:list xml:id="list1649835846" text:style-name="L17">
          <text:list-item>
            <text:p text:style-name="P47"><text:span text:style-name="T2">Usar la utilitat </text:span><text:span text:style-name="T4">testparm</text:span><text:span text:style-name="T2"> per verificar que els recursos de xarxa que s'han compartit en el samba s'han definit correctament en el fitxer de configuració.</text:span></text:p>
          </text:list-item>
        </text:list>
        <text:p text:style-name="P35"/>
        <text:p text:style-name="P28"><text:soft-page-break/></text:p>
        <text:p text:style-name="P25"># Verificar que el fitxer de configuració /etc/samba/smb.conf és correcte.</text:p>
        <text:p text:style-name="P22"><text:span text:style-name="T3"># testparm</text:span><text:span text:style-name="T2"> </text:span></text:p>
        <text:p text:style-name="P28">Load smb config files from /etc/samba/smb.conf </text:p>
        <text:p text:style-name="P28">rlimit_max: increasing rlimit_max (1024) to minimum Windows limit (16384) </text:p>
        <text:p text:style-name="P28">Processing section "[homes]" </text:p>
        <text:p text:style-name="P28">Processing section "[printers]" </text:p>
        <text:p text:style-name="P28">Processing section "[public]" </text:p>
        <text:p text:style-name="P28">Processing section "[documentacio]" </text:p>
        <text:p text:style-name="P28">Processing section "[man]" </text:p>
        <text:p text:style-name="P28">Processing section "[proves]" </text:p>
        <text:p text:style-name="P28">Loaded services file OK. </text:p>
        <text:p text:style-name="P28">Server role: ROLE_STANDALONE </text:p>
        <text:p text:style-name="P28">Press enter to see a dump of your service definitions </text:p>
        <text:p text:style-name="P28">Press enter to see a dump of your service definitions </text:p>
        <text:p text:style-name="P28"/>
        <text:p text:style-name="P28">[global] </text:p>
        <text:p text:style-name="P28"><text:tab/>workgroup = MYGROUP </text:p>
        <text:p text:style-name="P28"><text:tab/>server string = Samba Server Version %v </text:p>
        <text:p text:style-name="P28"><text:tab/>log file = /var/log/samba/log.%m </text:p>
        <text:p text:style-name="P28"><text:tab/>max log size = 50 </text:p>
        <text:p text:style-name="P28"><text:tab/>cups options = raw </text:p>
        <text:p text:style-name="P28"/>
        <text:p text:style-name="P28">[homes] </text:p>
        <text:p text:style-name="P28"><text:tab/>comment = Home Directories </text:p>
        <text:p text:style-name="P28"><text:tab/>read only = No </text:p>
        <text:p text:style-name="P28"><text:tab/>browseable = No </text:p>
        <text:p text:style-name="P28"/>
        <text:p text:style-name="P28">[printers] </text:p>
        <text:p text:style-name="P28"><text:tab/>comment = All Printers </text:p>
        <text:p text:style-name="P28"><text:tab/>path = /var/spool/samba </text:p>
        <text:p text:style-name="P28"><text:tab/>printable = Yes </text:p>
        <text:p text:style-name="P28"><text:tab/>browseable = No </text:p>
        <text:p text:style-name="P28"/>
        <text:p text:style-name="P28">[public] </text:p>
        <text:p text:style-name="P28"><text:tab/>comment = Access public <text:s/>tmp rw per a tothom </text:p>
        <text:p text:style-name="P28"><text:tab/>path = /tmp </text:p>
        <text:p text:style-name="P28"><text:tab/>read only = No </text:p>
        <text:p text:style-name="P28"><text:tab/>guest ok = Yes </text:p>
        <text:p text:style-name="P28"/>
        <text:p text:style-name="P28">[documentacio] </text:p>
        <text:p text:style-name="P28"><text:tab/>comment = Access public ro a /usr/share/doc </text:p>
        <text:p text:style-name="P28"><text:tab/>path = /usr/share/doc </text:p>
        <text:p text:style-name="P28"><text:tab/>guest ok = Yes </text:p>
        <text:p text:style-name="P28"/>
        <text:p text:style-name="P28">[man] </text:p>
        <text:p text:style-name="P28"><text:tab/>comment = Access public ro a /usr/share/man </text:p>
        <text:p text:style-name="P28"><text:tab/>path = /usr/share/man </text:p>
        <text:p text:style-name="P28"><text:soft-page-break/><text:tab/>guest ok = Yes </text:p>
        <text:p text:style-name="P28"><text:tab/>browseable = No </text:p>
        <text:p text:style-name="P28"/>
        <text:p text:style-name="P28">[proves] </text:p>
        <text:p text:style-name="P28"><text:tab/>comment = Access public <text:s/>a /tmp/m01 amb rw </text:p>
        <text:p text:style-name="P28"><text:tab/>path = /tmp/m01 </text:p>
        <text:p text:style-name="P28"><text:tab/>read only = No </text:p>
        <text:p text:style-name="P28"><text:tab/>guest ok = Yes </text:p>
        <text:p text:style-name="P28"/>
        <text:h text:style-name="P40" text:outline-level="2">Nautilus: client de serveis de xarxa gràfic</text:h>
        <text:h text:style-name="Heading_20_3" text:outline-level="3"><text:s/>Nautilus</text:h>
        <text:list xml:id="list1039796873" text:continue-list="list438761543" text:style-name="L2">
          <text:list-item>
            <text:p text:style-name="P42">Connectar amb nautilus a recursos de xarxa remots.</text:p>
            <text:p text:style-name="P43"/>
          </text:list-item>
        </text:list>
        <text:p text:style-name="P6"/>
        <text:p text:style-name="P9">------------------------------------------------------------------------------</text:p>
        <text:p text:style-name="P9">Client gràfic Nautilus: per accedir a recursos de xarxa</text:p>
        <text:p text:style-name="P9">------------------------------------------------------------------------------</text:p>
        <text:p text:style-name="P6">24) Usar el nautilus per:</text:p>
        <text:p text:style-name="P6"><text:s text:c="4"/>- connectar via ftp</text:p>
        <text:p text:style-name="P6"><text:s text:c="4"/>- connectar via ssh</text:p>
        <text:p text:style-name="P6"><text:s text:c="4"/>- connectar via smb</text:p>
        <text:p text:style-name="P6"/>
        <text:p text:style-name="P6"/>
        <text:p text:style-name="P6">Exemples ftp:</text:p>
        <text:p text:style-name="P6"><text:tab/>ftp.//anonymous@gandhi</text:p>
        <text:p text:style-name="P6"><text:tab/>ftp://hisxxxx@gandhi/home/users/inf/hisi1/hisxxxx</text:p>
        <text:p text:style-name="P6"/>
        <text:p text:style-name="P6">Exemples ssh /sftp:</text:p>
        <text:p text:style-name="P6"><text:tab/>sftp://hisxxxx@pc00/</text:p>
        <text:p text:style-name="P6"><text:tab/>sftp://hisxxxx@pc00/home/users/inf/hisx1/hisxxxx</text:p>
        <text:p text:style-name="P6"/>
        <text:p text:style-name="P6">Exemples samba:</text:p>
        <text:p text:style-name="P6"><text:tab/>smb://pc00/public</text:p>
        <text:p text:style-name="P6"><text:tab/>smb://192.168.0.229/winpublic/</text:p>
        <text:p text:style-name="P6"><text:tab/>smb://edt-winsamba/winclub/</text:p>
        <text:p text:style-name="P6"><text:tab/>smb://pere@edt-winsamba/winclub/</text:p>
        <text:p text:style-name="P6"><text:tab/>smb://pere@GRUPO_TRABAJO/edt-winsamba/winclub/</text:p>
        <text:p text:style-name="P6"/>
        <text:p text:style-name="P3"/>
        <text:h text:style-name="P40" text:outline-level="2">Clients de serveis DNS, DHCP i LDAP</text:h>
        <text:h text:style-name="Heading_20_3" text:outline-level="3"><text:s/>Client DNS</text:h>
        <text:list xml:id="list1258387518" text:continue-numbering="true" text:style-name="L2">
          <text:list-item>
            <text:p text:style-name="P42">Examinar els components: paquets, fitxers, documentació i directoris.</text:p>
          </text:list-item>
          <text:list-item>
            <text:p text:style-name="P42">Monitoritzar el servei.</text:p>
          </text:list-item>
          <text:list-item>
            <text:p text:style-name="P42">Identificar la configuració del client dns. </text:p>
            <text:p text:style-name="P43"/>
          </text:list-item>
        </text:list>
        <text:p text:style-name="P6"/>
        <text:p text:style-name="P9">------------------------------------------------------------------------------</text:p>
        <text:p text:style-name="P9">Client dns</text:p>
        <text:p text:style-name="P9">------------------------------------------------------------------------------</text:p>
        <text:p text:style-name="P6">01) Identificar els components i la configuració del client dns:</text:p>
        <text:p text:style-name="P6"><text:s text:c="4"/>a) Fitxers de configuració.</text:p>
        <text:p text:style-name="P6"><text:s text:c="4"/>b) Logs de funcionament.</text:p>
        <text:p text:style-name="P6"><text:s text:c="4"/></text:p>
        <text:p text:style-name="P6">02) Monitorització del servei i tràfic de xarxa d'una consulta dns:</text:p>
        <text:p text:style-name="P6"><text:s text:c="4"/>a) Identificar el port del servei.</text:p>
        <text:p text:style-name="P6"><text:s text:c="4"/>b) Anàlisi dels ports oberts.</text:p>
        <text:p text:style-name="P6"><text:s text:c="4"/>c) Monitoritzar tràfic dns amb una eina de xarxa:</text:p>
        <text:p text:style-name="P6"><text:s text:c="8"/>wireshsrk, iptraf, ss, netstat</text:p>
        <text:p text:style-name="P6"/>
        <text:p text:style-name="P3"/>
        <text:p text:style-name="P3"/>
        <text:h text:style-name="Heading_20_3" text:outline-level="3"><text:s/>Client DHCP</text:h>
        <text:list xml:id="list615313887" text:continue-numbering="true" text:style-name="L2">
          <text:list-item>
            <text:p text:style-name="P42">Examinar els components: paquets, fitxers, documentació i directoris.</text:p>
          </text:list-item>
          <text:list-item>
            <text:p text:style-name="P42">Monitoritzar el servei.</text:p>
          </text:list-item>
          <text:list-item>
            <text:p text:style-name="P42">Identificar la configuració del client dhcp i els fitxers de leases. </text:p>
            <text:p text:style-name="P43"/>
          </text:list-item>
        </text:list>
        <text:p text:style-name="P6"/>
        <text:p text:style-name="P9">------------------------------------------------------------------------------</text:p>
        <text:p text:style-name="P9">Client dhcp</text:p>
        <text:p text:style-name="P9">------------------------------------------------------------------------------</text:p>
        <text:p text:style-name="P6">03) Identificar els components i la configuració del client dhcp:</text:p>
        <text:p text:style-name="P6"><text:s text:c="4"/>a) Paquet, info del paquet i components del paquet.</text:p>
        <text:p text:style-name="P6"><text:s text:c="4"/>b) Fitxers executables, fitxers de configuració, documentació i </text:p>
        <text:p text:style-name="P6"><text:s text:c="7"/>directoris significatius.</text:p>
        <text:p text:style-name="P6"><text:s text:c="4"/>c) Configuració de la xarxa per al dhcp.</text:p>
        <text:p text:style-name="P6"><text:s text:c="4"/>d) Fitxers de leasses.</text:p>
        <text:p text:style-name="P6"/>
        <text:p text:style-name="P6">04) Monitorització del servei i tràfic de xarxa:</text:p>
        <text:p text:style-name="P6"><text:s text:c="4"/>a) Identificar el port del servei.</text:p>
        <text:p text:style-name="P6"><text:s text:c="4"/>b) Anàlisi dels ports oberts.</text:p>
        <text:p text:style-name="P6"><text:s text:c="4"/>c) Monitoritzar tràfic dhcp amb una eina de xarxa:</text:p>
        <text:p text:style-name="P6"><text:s text:c="8"/>wireshsrk, iptraf, ss, netstat <text:s text:c="3"/></text:p>
        <text:p text:style-name="P6"><text:soft-page-break/></text:p>
        <text:p text:style-name="P3"/>
        <text:h text:style-name="Heading_20_3" text:outline-level="3"><text:s/>Client LDAP</text:h>
        <text:list xml:id="list1926903284" text:continue-numbering="true" text:style-name="L2">
          <text:list-item>
            <text:p text:style-name="P42">Examinar els components: paquets, fitxers, documentació i directoris.</text:p>
          </text:list-item>
          <text:list-item>
            <text:p text:style-name="P42">Monitoritzar el servei.</text:p>
          </text:list-item>
          <text:list-item>
            <text:p text:style-name="P42">Identificar la configuració del client ldap. </text:p>
            <text:p text:style-name="P43"/>
          </text:list-item>
        </text:list>
        <text:p text:style-name="P6"/>
        <text:p text:style-name="P9">------------------------------------------------------------------------------</text:p>
        <text:p text:style-name="P9">Client LDAP</text:p>
        <text:p text:style-name="P9">------------------------------------------------------------------------------</text:p>
        <text:p text:style-name="P6">05) Identificar els components i la configuració del client LDAP:</text:p>
        <text:p text:style-name="P6"><text:s text:c="4"/>a) Paquet, info del paquet i components del paquet.</text:p>
        <text:p text:style-name="P6"><text:s text:c="4"/>b) Fitxer executable, fitxers de configuració, documentació i </text:p>
        <text:p text:style-name="P6"><text:s text:c="7"/>directoris significatius.</text:p>
        <text:p text:style-name="P6"><text:s text:c="4"/>c) fitxers i configuració de log.</text:p>
        <text:p text:style-name="P6"><text:s text:c="4"/>d) Configuració del client ldap.</text:p>
        <text:p text:style-name="P6"><text:s text:c="4"/></text:p>
        <text:p text:style-name="P6">06) Monitorització del servei i tràfic de xarxa:</text:p>
        <text:p text:style-name="P6"><text:s text:c="4"/>a) Identificar el port del servei.</text:p>
        <text:p text:style-name="P6"><text:s text:c="4"/>b) Anàlisi dels ports oberts.</text:p>
        <text:p text:style-name="P6"><text:s text:c="4"/>c) Monitoritzar tràfic ldap amb una eina de xarxa:</text:p>
        <text:p text:style-name="P6"><text:s text:c="8"/>wireshsrk, iptraf, ss, netstat</text:p>
        <text:p text:style-name="P6"/>
        <text:p text:style-name="P3"/>
        <text:p text:style-name="P3"/>
        <text:p text:style-name="P3"/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RTF_5f_Num_20_2_20_1" style:display-name="RTF_Num 2 1" style:family="text">
      <style:text-properties fo:font-size="12pt" fo:language="ca" fo:country="ES" style:font-size-asian="12pt" style:language-asian="zxx" style:country-asian="none" style:font-size-complex="12pt"/>
    </style:style>
    <style:style style:name="RTF_5f_Num_20_2_20_2" style:display-name="RTF_Num 2 2" style:family="text">
      <style:text-properties fo:font-size="12pt" fo:language="ca" fo:country="ES" style:font-size-asian="12pt" style:language-asian="zxx" style:country-asian="none" style:font-size-complex="12pt"/>
    </style:style>
    <style:style style:name="RTF_5f_Num_20_2_20_3" style:display-name="RTF_Num 2 3" style:family="text">
      <style:text-properties fo:font-size="12pt" fo:language="ca" fo:country="ES" style:font-size-asian="12pt" style:language-asian="zxx" style:country-asian="none" style:font-size-complex="12pt"/>
    </style:style>
    <style:style style:name="RTF_5f_Num_20_2_20_4" style:display-name="RTF_Num 2 4" style:family="text">
      <style:text-properties fo:font-size="12pt" fo:language="ca" fo:country="ES" style:font-size-asian="12pt" style:language-asian="zxx" style:country-asian="none" style:font-size-complex="12pt"/>
    </style:style>
    <style:style style:name="RTF_5f_Num_20_2_20_5" style:display-name="RTF_Num 2 5" style:family="text">
      <style:text-properties fo:font-size="12pt" fo:language="ca" fo:country="ES" style:font-size-asian="12pt" style:language-asian="zxx" style:country-asian="none" style:font-size-complex="12pt"/>
    </style:style>
    <style:style style:name="RTF_5f_Num_20_2_20_6" style:display-name="RTF_Num 2 6" style:family="text">
      <style:text-properties fo:font-size="12pt" fo:language="ca" fo:country="ES" style:font-size-asian="12pt" style:language-asian="zxx" style:country-asian="none" style:font-size-complex="12pt"/>
    </style:style>
    <style:style style:name="RTF_5f_Num_20_2_20_7" style:display-name="RTF_Num 2 7" style:family="text">
      <style:text-properties fo:font-size="12pt" fo:language="ca" fo:country="ES" style:font-size-asian="12pt" style:language-asian="zxx" style:country-asian="none" style:font-size-complex="12pt"/>
    </style:style>
    <style:style style:name="RTF_5f_Num_20_2_20_8" style:display-name="RTF_Num 2 8" style:family="text">
      <style:text-properties fo:font-size="12pt" fo:language="ca" fo:country="ES" style:font-size-asian="12pt" style:language-asian="zxx" style:country-asian="none" style:font-size-complex="12pt"/>
    </style:style>
    <style:style style:name="RTF_5f_Num_20_2_20_9" style:display-name="RTF_Num 2 9" style:family="text">
      <style:text-properties fo:font-size="12pt" fo:language="ca" fo:country="ES" style:font-size-asian="12pt" style:language-asian="zxx" style:country-asian="non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RTF_5f_Num_20_51" style:display-name="RTF_Num 51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style:num-suffix=")" style:num-format="a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12" style:display-name="RTF_Num 512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" style:display-name="RTF_Num 25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2" style:display-name="RTF_Num 252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22" style:display-name="RTF_Num 2522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222" style:display-name="RTF_Num 25222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2222" style:display-name="RTF_Num 252222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522222" style:display-name="RTF_Num 2522222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7" style:display-name="RTF_Num 67">
      <text:list-level-style-number text:level="1" text:style-name="RTF_5f_Num_20_2_20_1" style:num-suffix=")" style:num-format="1">
        <style:list-level-properties text:min-label-width="0.635cm"/>
      </text:list-level-style-number>
      <text:list-level-style-number text:level="2" text:style-name="RTF_5f_Num_20_2_20_2" style:num-suffix=")" style:num-format="a" style:num-letter-sync="true">
        <style:list-level-properties text:space-before="0.635cm" text:min-label-width="0.635cm"/>
      </text:list-level-style-number>
      <text:list-level-style-number text:level="3" text:style-name="RTF_5f_Num_20_2_20_3" style:num-suffix=")" style:num-format="i">
        <style:list-level-properties text:space-before="1.27cm" text:min-label-width="0.635cm"/>
      </text:list-level-style-number>
      <text:list-level-style-number text:level="4" text:style-name="RTF_5f_Num_20_2_20_4" style:num-prefix="(" style:num-suffix=")" style:num-format="1">
        <style:list-level-properties text:space-before="1.905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4.445cm" text:min-label-width="0.635cm"/>
      </text:list-level-style-number>
      <text:list-level-style-number text:level="9" text:style-name="RTF_5f_Num_20_2_20_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A05-14 Serveis de xarxa</text:p>
      </style:header>
      <style:footer>
        <text:p text:style-name="MP1">Pàgina <text:page-number text:select-page="current">33</text:page-number> de <text:page-count>33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ecanet </meta:initial-creator>
    <meta:creation-date>2010-10-21T19:22:38</meta:creation-date>
    <dc:date>2011-05-13T11:53:04</dc:date>
    <meta:editing-cycles>1243</meta:editing-cycles>
    <meta:editing-duration>PT56H36M00S</meta:editing-duration>
    <dc:creator>ecanet </dc:creator>
    <meta:document-statistic meta:table-count="1" meta:image-count="0" meta:object-count="0" meta:page-count="33" meta:paragraph-count="1130" meta:word-count="5799" meta:character-count="46341"/>
    <meta:user-defined meta:name="Info 1"/>
    <meta:user-defined meta:name="Info 2"/>
    <meta:user-defined meta:name="Info 3"/>
    <meta:user-defined meta:name="Info 4"/>
  </office:meta>
</office:document-meta>
</file>